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IR-filter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teady</text:p>
          </table:table-cell>
          <table:table-cell table:number-columns-repeated="4"/>
          <table:table-cell office:value-type="string" calcext:value-type="string">
            <text:p>Smoothing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(ROW([.A2])-2)/10" office:value-type="float" office:value="0" calcext:value-type="float">
            <text:p>0</text:p>
          </table:table-cell>
          <table:table-cell table:formula="of:=[.$L$7]-([.$L$7]-[.$L$6])*EXP(-[.A2]/[.$L$8]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Threshold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formula="of:=(ROW([.A3])-2)/10" office:value-type="float" office:value="0.1" calcext:value-type="float">
            <text:p>0.1</text:p>
          </table:table-cell>
          <table:table-cell table:formula="of:=[.$L$7]-([.$L$7]-[.$L$6])*EXP(-[.A3]/[.$L$8])" office:value-type="float" office:value="12.4826680957053" calcext:value-type="float">
            <text:p>12.4826680957053</text:p>
          </table:table-cell>
          <table:table-cell table:formula="of:=[.B3]-[.B2]" office:value-type="float" office:value="12.4826680957053" calcext:value-type="float">
            <text:p>12.4826680957053</text:p>
          </table:table-cell>
          <table:table-cell table:formula="of:=[.C3]" office:value-type="float" office:value="12.4826680957053" calcext:value-type="float">
            <text:p>12.4826680957053</text:p>
          </table:table-cell>
          <table:table-cell table:formula="of:=IF(ABS([.D3])&lt;[.$L$2];[.E2]+1;IF(AND(ABS([.D3])&lt;[.$L$4];[.E2]&gt;0);[.E2]+1;0))" office:value-type="float" office:value="0" calcext:value-type="float">
            <text:p>0</text:p>
          </table:table-cell>
          <table:table-cell table:formula="of:=IF([.E3]&gt;=[.$L$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amp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(ROW([.A4])-2)/10" office:value-type="float" office:value="0.2" calcext:value-type="float">
            <text:p>0.2</text:p>
          </table:table-cell>
          <table:table-cell table:formula="of:=[.$L$7]-([.$L$7]-[.$L$6])*EXP(-[.A4]/[.$L$8])" office:value-type="float" office:value="23.4071661635351" calcext:value-type="float">
            <text:p>23.4071661635351</text:p>
          </table:table-cell>
          <table:table-cell table:formula="of:=[.B4]-[.B3]" office:value-type="float" office:value="10.9244980678299" calcext:value-type="float">
            <text:p>10.9244980678299</text:p>
          </table:table-cell>
          <table:table-cell table:formula="of:=[.D3]*[.$L$1]+(1-[.$L$1])*[.C4]" office:value-type="float" office:value="12.3268510929177" calcext:value-type="float">
            <text:p>12.3268510929177</text:p>
          </table:table-cell>
          <table:table-cell table:formula="of:=IF(ABS([.D4])&lt;[.$L$2];[.E3]+1;IF(AND(ABS([.D4])&lt;[.$L$4];[.E3]&gt;0);[.E3]+1;0))" office:value-type="float" office:value="0" calcext:value-type="float">
            <text:p>0</text:p>
          </table:table-cell>
          <table:table-cell table:formula="of:=IF([.E4]&gt;=[.$L$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eset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table:formula="of:=(ROW([.A5])-2)/10" office:value-type="float" office:value="0.3" calcext:value-type="float">
            <text:p>0.3</text:p>
          </table:table-cell>
          <table:table-cell table:formula="of:=[.$L$7]-([.$L$7]-[.$L$6])*EXP(-[.A5]/[.$L$8])" office:value-type="float" office:value="32.9679953964361" calcext:value-type="float">
            <text:p>32.9679953964361</text:p>
          </table:table-cell>
          <table:table-cell table:formula="of:=[.B5]-[.B4]" office:value-type="float" office:value="9.56082923290093" calcext:value-type="float">
            <text:p>9.56082923290093</text:p>
          </table:table-cell>
          <table:table-cell table:formula="of:=[.D4]*[.$L$1]+(1-[.$L$1])*[.C5]" office:value-type="float" office:value="12.050248906916" calcext:value-type="float">
            <text:p>12.050248906916</text:p>
          </table:table-cell>
          <table:table-cell table:formula="of:=IF(ABS([.D5])&lt;[.$L$2];[.E4]+1;IF(AND(ABS([.D5])&lt;[.$L$4];[.E4]&gt;0);[.E4]+1;0))" office:value-type="float" office:value="0" calcext:value-type="float">
            <text:p>0</text:p>
          </table:table-cell>
          <table:table-cell table:formula="of:=IF([.E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])-2)/10" office:value-type="float" office:value="0.4" calcext:value-type="float">
            <text:p>0.4</text:p>
          </table:table-cell>
          <table:table-cell table:formula="of:=[.$L$7]-([.$L$7]-[.$L$6])*EXP(-[.A6]/[.$L$8])" office:value-type="float" office:value="41.3353780489968" calcext:value-type="float">
            <text:p>41.3353780489968</text:p>
          </table:table-cell>
          <table:table-cell table:formula="of:=[.B6]-[.B5]" office:value-type="float" office:value="8.36738265256075" calcext:value-type="float">
            <text:p>8.36738265256075</text:p>
          </table:table-cell>
          <table:table-cell table:formula="of:=[.D5]*[.$L$1]+(1-[.$L$1])*[.C6]" office:value-type="float" office:value="11.6819622814805" calcext:value-type="float">
            <text:p>11.6819622814805</text:p>
          </table:table-cell>
          <table:table-cell table:formula="of:=IF(ABS([.D6])&lt;[.$L$2];[.E5]+1;IF(AND(ABS([.D6])&lt;[.$L$4];[.E5]&gt;0);[.E5]+1;0))" office:value-type="float" office:value="0" calcext:value-type="float">
            <text:p>0</text:p>
          </table:table-cell>
          <table:table-cell table:formula="of:=IF([.E6]&gt;=[.$L$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it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ROW([.A7])-2)/10" office:value-type="float" office:value="0.5" calcext:value-type="float">
            <text:p>0.5</text:p>
          </table:table-cell>
          <table:table-cell table:formula="of:=[.$L$7]-([.$L$7]-[.$L$6])*EXP(-[.A7]/[.$L$8])" office:value-type="float" office:value="48.6582880967408" calcext:value-type="float">
            <text:p>48.6582880967408</text:p>
          </table:table-cell>
          <table:table-cell table:formula="of:=[.B7]-[.B6]" office:value-type="float" office:value="7.32291004774398" calcext:value-type="float">
            <text:p>7.32291004774398</text:p>
          </table:table-cell>
          <table:table-cell table:formula="of:=[.D6]*[.$L$1]+(1-[.$L$1])*[.C7]" office:value-type="float" office:value="11.2460570581069" calcext:value-type="float">
            <text:p>11.2460570581069</text:p>
          </table:table-cell>
          <table:table-cell table:formula="of:=IF(ABS([.D7])&lt;[.$L$2];[.E6]+1;IF(AND(ABS([.D7])&lt;[.$L$4];[.E6]&gt;0);[.E6]+1;0))" office:value-type="float" office:value="0" calcext:value-type="float">
            <text:p>0</text:p>
          </table:table-cell>
          <table:table-cell table:formula="of:=IF([.E7]&gt;=[.$L$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in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ROW([.A8])-2)/10" office:value-type="float" office:value="0.6" calcext:value-type="float">
            <text:p>0.6</text:p>
          </table:table-cell>
          <table:table-cell table:formula="of:=[.$L$7]-([.$L$7]-[.$L$6])*EXP(-[.A8]/[.$L$8])" office:value-type="float" office:value="55.0671035882778" calcext:value-type="float">
            <text:p>55.0671035882778</text:p>
          </table:table-cell>
          <table:table-cell table:formula="of:=[.B8]-[.B7]" office:value-type="float" office:value="6.40881549153704" calcext:value-type="float">
            <text:p>6.40881549153704</text:p>
          </table:table-cell>
          <table:table-cell table:formula="of:=[.D7]*[.$L$1]+(1-[.$L$1])*[.C8]" office:value-type="float" office:value="10.7623329014499" calcext:value-type="float">
            <text:p>10.7623329014499</text:p>
          </table:table-cell>
          <table:table-cell table:formula="of:=IF(ABS([.D8])&lt;[.$L$2];[.E7]+1;IF(AND(ABS([.D8])&lt;[.$L$4];[.E7]&gt;0);[.E7]+1;0))" office:value-type="float" office:value="0" calcext:value-type="float">
            <text:p>0</text:p>
          </table:table-cell>
          <table:table-cell table:formula="of:=IF([.E8]&gt;=[.$L$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au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formula="of:=(ROW([.A9])-2)/10" office:value-type="float" office:value="0.7" calcext:value-type="float">
            <text:p>0.7</text:p>
          </table:table-cell>
          <table:table-cell table:formula="of:=[.$L$7]-([.$L$7]-[.$L$6])*EXP(-[.A9]/[.$L$8])" office:value-type="float" office:value="60.6759279131402" calcext:value-type="float">
            <text:p>60.6759279131402</text:p>
          </table:table-cell>
          <table:table-cell table:formula="of:=[.B9]-[.B8]" office:value-type="float" office:value="5.60882432486233" calcext:value-type="float">
            <text:p>5.60882432486233</text:p>
          </table:table-cell>
          <table:table-cell table:formula="of:=[.D8]*[.$L$1]+(1-[.$L$1])*[.C9]" office:value-type="float" office:value="10.2469820437911" calcext:value-type="float">
            <text:p>10.2469820437911</text:p>
          </table:table-cell>
          <table:table-cell table:formula="of:=IF(ABS([.D9])&lt;[.$L$2];[.E8]+1;IF(AND(ABS([.D9])&lt;[.$L$4];[.E8]&gt;0);[.E8]+1;0))" office:value-type="float" office:value="0" calcext:value-type="float">
            <text:p>0</text:p>
          </table:table-cell>
          <table:table-cell table:formula="of:=IF([.E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])-2)/10" office:value-type="float" office:value="0.8" calcext:value-type="float">
            <text:p>0.8</text:p>
          </table:table-cell>
          <table:table-cell table:formula="of:=[.$L$7]-([.$L$7]-[.$L$6])*EXP(-[.A10]/[.$L$8])" office:value-type="float" office:value="65.5846213134588" calcext:value-type="float">
            <text:p>65.5846213134588</text:p>
          </table:table-cell>
          <table:table-cell table:formula="of:=[.B10]-[.B9]" office:value-type="float" office:value="4.9086934003186" calcext:value-type="float">
            <text:p>4.9086934003186</text:p>
          </table:table-cell>
          <table:table-cell table:formula="of:=[.D9]*[.$L$1]+(1-[.$L$1])*[.C10]" office:value-type="float" office:value="9.71315317944387" calcext:value-type="float">
            <text:p>9.71315317944387</text:p>
          </table:table-cell>
          <table:table-cell table:formula="of:=IF(ABS([.D10])&lt;[.$L$2];[.E9]+1;IF(AND(ABS([.D10])&lt;[.$L$4];[.E9]&gt;0);[.E9]+1;0))" office:value-type="float" office:value="0" calcext:value-type="float">
            <text:p>0</text:p>
          </table:table-cell>
          <table:table-cell table:formula="of:=IF([.E1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1])-2)/10" office:value-type="float" office:value="0.9" calcext:value-type="float">
            <text:p>0.9</text:p>
          </table:table-cell>
          <table:table-cell table:formula="of:=[.$L$7]-([.$L$7]-[.$L$6])*EXP(-[.A11]/[.$L$8])" office:value-type="float" office:value="69.8805788087798" calcext:value-type="float">
            <text:p>69.8805788087798</text:p>
          </table:table-cell>
          <table:table-cell table:formula="of:=[.B11]-[.B10]" office:value-type="float" office:value="4.29595749532102" calcext:value-type="float">
            <text:p>4.29595749532102</text:p>
          </table:table-cell>
          <table:table-cell table:formula="of:=[.D10]*[.$L$1]+(1-[.$L$1])*[.C11]" office:value-type="float" office:value="9.17143361103158" calcext:value-type="float">
            <text:p>9.17143361103158</text:p>
          </table:table-cell>
          <table:table-cell table:formula="of:=IF(ABS([.D11])&lt;[.$L$2];[.E10]+1;IF(AND(ABS([.D11])&lt;[.$L$4];[.E10]&gt;0);[.E10]+1;0))" office:value-type="float" office:value="0" calcext:value-type="float">
            <text:p>0</text:p>
          </table:table-cell>
          <table:table-cell table:formula="of:=IF([.E1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2])-2)/10" office:value-type="float" office:value="1" calcext:value-type="float">
            <text:p>1</text:p>
          </table:table-cell>
          <table:table-cell table:formula="of:=[.$L$7]-([.$L$7]-[.$L$6])*EXP(-[.A12]/[.$L$8])" office:value-type="float" office:value="73.6402861884273" calcext:value-type="float">
            <text:p>73.6402861884273</text:p>
          </table:table-cell>
          <table:table-cell table:formula="of:=[.B12]-[.B11]" office:value-type="float" office:value="3.75970737964754" calcext:value-type="float">
            <text:p>3.75970737964754</text:p>
          </table:table-cell>
          <table:table-cell table:formula="of:=[.D11]*[.$L$1]+(1-[.$L$1])*[.C12]" office:value-type="float" office:value="8.63026098789318" calcext:value-type="float">
            <text:p>8.63026098789318</text:p>
          </table:table-cell>
          <table:table-cell table:formula="of:=IF(ABS([.D12])&lt;[.$L$2];[.E11]+1;IF(AND(ABS([.D12])&lt;[.$L$4];[.E11]&gt;0);[.E11]+1;0))" office:value-type="float" office:value="0" calcext:value-type="float">
            <text:p>0</text:p>
          </table:table-cell>
          <table:table-cell table:formula="of:=IF([.E1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3])-2)/10" office:value-type="float" office:value="1.1" calcext:value-type="float">
            <text:p>1.1</text:p>
          </table:table-cell>
          <table:table-cell table:formula="of:=[.$L$7]-([.$L$7]-[.$L$6])*EXP(-[.A13]/[.$L$8])" office:value-type="float" office:value="76.9306817745037" calcext:value-type="float">
            <text:p>76.9306817745037</text:p>
          </table:table-cell>
          <table:table-cell table:formula="of:=[.B13]-[.B12]" office:value-type="float" office:value="3.2903955860764" calcext:value-type="float">
            <text:p>3.2903955860764</text:p>
          </table:table-cell>
          <table:table-cell table:formula="of:=[.D12]*[.$L$1]+(1-[.$L$1])*[.C13]" office:value-type="float" office:value="8.0962744477115" calcext:value-type="float">
            <text:p>8.0962744477115</text:p>
          </table:table-cell>
          <table:table-cell table:formula="of:=IF(ABS([.D13])&lt;[.$L$2];[.E12]+1;IF(AND(ABS([.D13])&lt;[.$L$4];[.E12]&gt;0);[.E12]+1;0))" office:value-type="float" office:value="0" calcext:value-type="float">
            <text:p>0</text:p>
          </table:table-cell>
          <table:table-cell table:formula="of:=IF([.E1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4])-2)/10" office:value-type="float" office:value="1.2" calcext:value-type="float">
            <text:p>1.2</text:p>
          </table:table-cell>
          <table:table-cell table:formula="of:=[.$L$7]-([.$L$7]-[.$L$6])*EXP(-[.A14]/[.$L$8])" office:value-type="float" office:value="79.8103482005345" calcext:value-type="float">
            <text:p>79.8103482005345</text:p>
          </table:table-cell>
          <table:table-cell table:formula="of:=[.B14]-[.B13]" office:value-type="float" office:value="2.87966642603074" calcext:value-type="float">
            <text:p>2.87966642603074</text:p>
          </table:table-cell>
          <table:table-cell table:formula="of:=[.D13]*[.$L$1]+(1-[.$L$1])*[.C14]" office:value-type="float" office:value="7.57461364554343" calcext:value-type="float">
            <text:p>7.57461364554343</text:p>
          </table:table-cell>
          <table:table-cell table:formula="of:=IF(ABS([.D14])&lt;[.$L$2];[.E13]+1;IF(AND(ABS([.D14])&lt;[.$L$4];[.E13]&gt;0);[.E13]+1;0))" office:value-type="float" office:value="0" calcext:value-type="float">
            <text:p>0</text:p>
          </table:table-cell>
          <table:table-cell table:formula="of:=IF([.E1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5])-2)/10" office:value-type="float" office:value="1.3" calcext:value-type="float">
            <text:p>1.3</text:p>
          </table:table-cell>
          <table:table-cell table:formula="of:=[.$L$7]-([.$L$7]-[.$L$6])*EXP(-[.A15]/[.$L$8])" office:value-type="float" office:value="82.3305554243403" calcext:value-type="float">
            <text:p>82.3305554243403</text:p>
          </table:table-cell>
          <table:table-cell table:formula="of:=[.B15]-[.B14]" office:value-type="float" office:value="2.52020722380587" calcext:value-type="float">
            <text:p>2.52020722380587</text:p>
          </table:table-cell>
          <table:table-cell table:formula="of:=[.D14]*[.$L$1]+(1-[.$L$1])*[.C15]" office:value-type="float" office:value="7.06917300336967" calcext:value-type="float">
            <text:p>7.06917300336967</text:p>
          </table:table-cell>
          <table:table-cell table:formula="of:=IF(ABS([.D15])&lt;[.$L$2];[.E14]+1;IF(AND(ABS([.D15])&lt;[.$L$4];[.E14]&gt;0);[.E14]+1;0))" office:value-type="float" office:value="0" calcext:value-type="float">
            <text:p>0</text:p>
          </table:table-cell>
          <table:table-cell table:formula="of:=IF([.E1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6])-2)/10" office:value-type="float" office:value="1.4" calcext:value-type="float">
            <text:p>1.4</text:p>
          </table:table-cell>
          <table:table-cell table:formula="of:=[.$L$7]-([.$L$7]-[.$L$6])*EXP(-[.A16]/[.$L$8])" office:value-type="float" office:value="84.5361735450745" calcext:value-type="float">
            <text:p>84.5361735450745</text:p>
          </table:table-cell>
          <table:table-cell table:formula="of:=[.B16]-[.B15]" office:value-type="float" office:value="2.20561812073419" calcext:value-type="float">
            <text:p>2.20561812073419</text:p>
          </table:table-cell>
          <table:table-cell table:formula="of:=[.D15]*[.$L$1]+(1-[.$L$1])*[.C16]" office:value-type="float" office:value="6.58281751510612" calcext:value-type="float">
            <text:p>6.58281751510612</text:p>
          </table:table-cell>
          <table:table-cell table:formula="of:=IF(ABS([.D16])&lt;[.$L$2];[.E15]+1;IF(AND(ABS([.D16])&lt;[.$L$4];[.E15]&gt;0);[.E15]+1;0))" office:value-type="float" office:value="0" calcext:value-type="float">
            <text:p>0</text:p>
          </table:table-cell>
          <table:table-cell table:formula="of:=IF([.E1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7])-2)/10" office:value-type="float" office:value="1.5" calcext:value-type="float">
            <text:p>1.5</text:p>
          </table:table-cell>
          <table:table-cell table:formula="of:=[.$L$7]-([.$L$7]-[.$L$6])*EXP(-[.A17]/[.$L$8])" office:value-type="float" office:value="86.4664716763387" calcext:value-type="float">
            <text:p>86.4664716763387</text:p>
          </table:table-cell>
          <table:table-cell table:formula="of:=[.B17]-[.B16]" office:value-type="float" office:value="1.93029813126421" calcext:value-type="float">
            <text:p>1.93029813126421</text:p>
          </table:table-cell>
          <table:table-cell table:formula="of:=[.D16]*[.$L$1]+(1-[.$L$1])*[.C17]" office:value-type="float" office:value="6.11756557672193" calcext:value-type="float">
            <text:p>6.11756557672193</text:p>
          </table:table-cell>
          <table:table-cell table:formula="of:=IF(ABS([.D17])&lt;[.$L$2];[.E16]+1;IF(AND(ABS([.D17])&lt;[.$L$4];[.E16]&gt;0);[.E16]+1;0))" office:value-type="float" office:value="0" calcext:value-type="float">
            <text:p>0</text:p>
          </table:table-cell>
          <table:table-cell table:formula="of:=IF([.E1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8])-2)/10" office:value-type="float" office:value="1.6" calcext:value-type="float">
            <text:p>1.6</text:p>
          </table:table-cell>
          <table:table-cell table:formula="of:=[.$L$7]-([.$L$7]-[.$L$6])*EXP(-[.A18]/[.$L$8])" office:value-type="float" office:value="88.1558170986196" calcext:value-type="float">
            <text:p>88.1558170986196</text:p>
          </table:table-cell>
          <table:table-cell table:formula="of:=[.B18]-[.B17]" office:value-type="float" office:value="1.68934542228089" calcext:value-type="float">
            <text:p>1.68934542228089</text:p>
          </table:table-cell>
          <table:table-cell table:formula="of:=[.D17]*[.$L$1]+(1-[.$L$1])*[.C18]" office:value-type="float" office:value="5.67474356127783" calcext:value-type="float">
            <text:p>5.67474356127783</text:p>
          </table:table-cell>
          <table:table-cell table:formula="of:=IF(ABS([.D18])&lt;[.$L$2];[.E17]+1;IF(AND(ABS([.D18])&lt;[.$L$4];[.E17]&gt;0);[.E17]+1;0))" office:value-type="float" office:value="0" calcext:value-type="float">
            <text:p>0</text:p>
          </table:table-cell>
          <table:table-cell table:formula="of:=IF([.E1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9])-2)/10" office:value-type="float" office:value="1.7" calcext:value-type="float">
            <text:p>1.7</text:p>
          </table:table-cell>
          <table:table-cell table:formula="of:=[.$L$7]-([.$L$7]-[.$L$6])*EXP(-[.A19]/[.$L$8])" office:value-type="float" office:value="89.6342871388472" calcext:value-type="float">
            <text:p>89.6342871388472</text:p>
          </table:table-cell>
          <table:table-cell table:formula="of:=[.B19]-[.B18]" office:value-type="float" office:value="1.47847004022759" calcext:value-type="float">
            <text:p>1.47847004022759</text:p>
          </table:table-cell>
          <table:table-cell table:formula="of:=[.D18]*[.$L$1]+(1-[.$L$1])*[.C19]" office:value-type="float" office:value="5.2551162091728" calcext:value-type="float">
            <text:p>5.2551162091728</text:p>
          </table:table-cell>
          <table:table-cell table:formula="of:=IF(ABS([.D19])&lt;[.$L$2];[.E18]+1;IF(AND(ABS([.D19])&lt;[.$L$4];[.E18]&gt;0);[.E18]+1;0))" office:value-type="float" office:value="0" calcext:value-type="float">
            <text:p>0</text:p>
          </table:table-cell>
          <table:table-cell table:formula="of:=IF([.E1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0])-2)/10" office:value-type="float" office:value="1.8" calcext:value-type="float">
            <text:p>1.8</text:p>
          </table:table-cell>
          <table:table-cell table:formula="of:=[.$L$7]-([.$L$7]-[.$L$6])*EXP(-[.A20]/[.$L$8])" office:value-type="float" office:value="90.9282046710588" calcext:value-type="float">
            <text:p>90.9282046710588</text:p>
          </table:table-cell>
          <table:table-cell table:formula="of:=[.B20]-[.B19]" office:value-type="float" office:value="1.29391753221154" calcext:value-type="float">
            <text:p>1.29391753221154</text:p>
          </table:table-cell>
          <table:table-cell table:formula="of:=[.D19]*[.$L$1]+(1-[.$L$1])*[.C20]" office:value-type="float" office:value="4.85899634147668" calcext:value-type="float">
            <text:p>4.85899634147668</text:p>
          </table:table-cell>
          <table:table-cell table:formula="of:=IF(ABS([.D20])&lt;[.$L$2];[.E19]+1;IF(AND(ABS([.D20])&lt;[.$L$4];[.E19]&gt;0);[.E19]+1;0))" office:value-type="float" office:value="0" calcext:value-type="float">
            <text:p>0</text:p>
          </table:table-cell>
          <table:table-cell table:formula="of:=IF([.E2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1])-2)/10" office:value-type="float" office:value="1.9" calcext:value-type="float">
            <text:p>1.9</text:p>
          </table:table-cell>
          <table:table-cell table:formula="of:=[.$L$7]-([.$L$7]-[.$L$6])*EXP(-[.A21]/[.$L$8])" office:value-type="float" office:value="92.0606067722922" calcext:value-type="float">
            <text:p>92.0606067722922</text:p>
          </table:table-cell>
          <table:table-cell table:formula="of:=[.B21]-[.B20]" office:value-type="float" office:value="1.13240210123342" calcext:value-type="float">
            <text:p>1.13240210123342</text:p>
          </table:table-cell>
          <table:table-cell table:formula="of:=[.D20]*[.$L$1]+(1-[.$L$1])*[.C21]" office:value-type="float" office:value="4.48633691745235" calcext:value-type="float">
            <text:p>4.48633691745235</text:p>
          </table:table-cell>
          <table:table-cell table:formula="of:=IF(ABS([.D21])&lt;[.$L$2];[.E20]+1;IF(AND(ABS([.D21])&lt;[.$L$4];[.E20]&gt;0);[.E20]+1;0))" office:value-type="float" office:value="0" calcext:value-type="float">
            <text:p>0</text:p>
          </table:table-cell>
          <table:table-cell table:formula="of:=IF([.E2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2])-2)/10" office:value-type="float" office:value="2" calcext:value-type="float">
            <text:p>2</text:p>
          </table:table-cell>
          <table:table-cell table:formula="of:=[.$L$7]-([.$L$7]-[.$L$6])*EXP(-[.A22]/[.$L$8])" office:value-type="float" office:value="93.0516548777198" calcext:value-type="float">
            <text:p>93.0516548777198</text:p>
          </table:table-cell>
          <table:table-cell table:formula="of:=[.B22]-[.B21]" office:value-type="float" office:value="0.991048105427666" calcext:value-type="float">
            <text:p>0.991048105427666</text:p>
          </table:table-cell>
          <table:table-cell table:formula="of:=[.D21]*[.$L$1]+(1-[.$L$1])*[.C22]" office:value-type="float" office:value="4.13680803624988" calcext:value-type="float">
            <text:p>4.13680803624988</text:p>
          </table:table-cell>
          <table:table-cell table:formula="of:=IF(ABS([.D22])&lt;[.$L$2];[.E21]+1;IF(AND(ABS([.D22])&lt;[.$L$4];[.E21]&gt;0);[.E21]+1;0))" office:value-type="float" office:value="0" calcext:value-type="float">
            <text:p>0</text:p>
          </table:table-cell>
          <table:table-cell table:formula="of:=IF([.E2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3])-2)/10" office:value-type="float" office:value="2.1" calcext:value-type="float">
            <text:p>2.1</text:p>
          </table:table-cell>
          <table:table-cell table:formula="of:=[.$L$7]-([.$L$7]-[.$L$6])*EXP(-[.A23]/[.$L$8])" office:value-type="float" office:value="93.9189937374782" calcext:value-type="float">
            <text:p>93.9189937374782</text:p>
          </table:table-cell>
          <table:table-cell table:formula="of:=[.B23]-[.B22]" office:value-type="float" office:value="0.867338859758362" calcext:value-type="float">
            <text:p>0.867338859758362</text:p>
          </table:table-cell>
          <table:table-cell table:formula="of:=[.D22]*[.$L$1]+(1-[.$L$1])*[.C23]" office:value-type="float" office:value="3.80986111860073" calcext:value-type="float">
            <text:p>3.80986111860073</text:p>
          </table:table-cell>
          <table:table-cell table:formula="of:=IF(ABS([.D23])&lt;[.$L$2];[.E22]+1;IF(AND(ABS([.D23])&lt;[.$L$4];[.E22]&gt;0);[.E22]+1;0))" office:value-type="float" office:value="0" calcext:value-type="float">
            <text:p>0</text:p>
          </table:table-cell>
          <table:table-cell table:formula="of:=IF([.E2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4])-2)/10" office:value-type="float" office:value="2.2" calcext:value-type="float">
            <text:p>2.2</text:p>
          </table:table-cell>
          <table:table-cell table:formula="of:=[.$L$7]-([.$L$7]-[.$L$6])*EXP(-[.A24]/[.$L$8])" office:value-type="float" office:value="94.6780655661079" calcext:value-type="float">
            <text:p>94.6780655661079</text:p>
          </table:table-cell>
          <table:table-cell table:formula="of:=[.B24]-[.B23]" office:value-type="float" office:value="0.759071828629644" calcext:value-type="float">
            <text:p>0.759071828629644</text:p>
          </table:table-cell>
          <table:table-cell table:formula="of:=[.D23]*[.$L$1]+(1-[.$L$1])*[.C24]" office:value-type="float" office:value="3.50478218960362" calcext:value-type="float">
            <text:p>3.50478218960362</text:p>
          </table:table-cell>
          <table:table-cell table:formula="of:=IF(ABS([.D24])&lt;[.$L$2];[.E23]+1;IF(AND(ABS([.D24])&lt;[.$L$4];[.E23]&gt;0);[.E23]+1;0))" office:value-type="float" office:value="0" calcext:value-type="float">
            <text:p>0</text:p>
          </table:table-cell>
          <table:table-cell table:formula="of:=IF([.E2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5])-2)/10" office:value-type="float" office:value="2.3" calcext:value-type="float">
            <text:p>2.3</text:p>
          </table:table-cell>
          <table:table-cell table:formula="of:=[.$L$7]-([.$L$7]-[.$L$6])*EXP(-[.A25]/[.$L$8])" office:value-type="float" office:value="95.3423849777617" calcext:value-type="float">
            <text:p>95.3423849777617</text:p>
          </table:table-cell>
          <table:table-cell table:formula="of:=[.B25]-[.B24]" office:value-type="float" office:value="0.664319411653807" calcext:value-type="float">
            <text:p>0.664319411653807</text:p>
          </table:table-cell>
          <table:table-cell table:formula="of:=[.D24]*[.$L$1]+(1-[.$L$1])*[.C25]" office:value-type="float" office:value="3.22073591180864" calcext:value-type="float">
            <text:p>3.22073591180864</text:p>
          </table:table-cell>
          <table:table-cell table:formula="of:=IF(ABS([.D25])&lt;[.$L$2];[.E24]+1;IF(AND(ABS([.D25])&lt;[.$L$4];[.E24]&gt;0);[.E24]+1;0))" office:value-type="float" office:value="0" calcext:value-type="float">
            <text:p>0</text:p>
          </table:table-cell>
          <table:table-cell table:formula="of:=IF([.E2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6])-2)/10" office:value-type="float" office:value="2.4" calcext:value-type="float">
            <text:p>2.4</text:p>
          </table:table-cell>
          <table:table-cell table:formula="of:=[.$L$7]-([.$L$7]-[.$L$6])*EXP(-[.A26]/[.$L$8])" office:value-type="float" office:value="95.9237796021634" calcext:value-type="float">
            <text:p>95.9237796021634</text:p>
          </table:table-cell>
          <table:table-cell table:formula="of:=[.B26]-[.B25]" office:value-type="float" office:value="0.581394624401725" calcext:value-type="float">
            <text:p>0.581394624401725</text:p>
          </table:table-cell>
          <table:table-cell table:formula="of:=[.D25]*[.$L$1]+(1-[.$L$1])*[.C26]" office:value-type="float" office:value="2.95680178306795" calcext:value-type="float">
            <text:p>2.95680178306795</text:p>
          </table:table-cell>
          <table:table-cell table:formula="of:=IF(ABS([.D26])&lt;[.$L$2];[.E25]+1;IF(AND(ABS([.D26])&lt;[.$L$4];[.E25]&gt;0);[.E25]+1;0))" office:value-type="float" office:value="0" calcext:value-type="float">
            <text:p>0</text:p>
          </table:table-cell>
          <table:table-cell table:formula="of:=IF([.E2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7])-2)/10" office:value-type="float" office:value="2.5" calcext:value-type="float">
            <text:p>2.5</text:p>
          </table:table-cell>
          <table:table-cell table:formula="of:=[.$L$7]-([.$L$7]-[.$L$6])*EXP(-[.A27]/[.$L$8])" office:value-type="float" office:value="96.4326006652748" calcext:value-type="float">
            <text:p>96.4326006652748</text:p>
          </table:table-cell>
          <table:table-cell table:formula="of:=[.B27]-[.B26]" office:value-type="float" office:value="0.508821063111384" calcext:value-type="float">
            <text:p>0.508821063111384</text:p>
          </table:table-cell>
          <table:table-cell table:formula="of:=[.D26]*[.$L$1]+(1-[.$L$1])*[.C27]" office:value-type="float" office:value="2.71200371107229" calcext:value-type="float">
            <text:p>2.71200371107229</text:p>
          </table:table-cell>
          <table:table-cell table:formula="of:=IF(ABS([.D27])&lt;[.$L$2];[.E26]+1;IF(AND(ABS([.D27])&lt;[.$L$4];[.E26]&gt;0);[.E26]+1;0))" office:value-type="float" office:value="0" calcext:value-type="float">
            <text:p>0</text:p>
          </table:table-cell>
          <table:table-cell table:formula="of:=IF([.E2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8])-2)/10" office:value-type="float" office:value="2.6" calcext:value-type="float">
            <text:p>2.6</text:p>
          </table:table-cell>
          <table:table-cell table:formula="of:=[.$L$7]-([.$L$7]-[.$L$6])*EXP(-[.A28]/[.$L$8])" office:value-type="float" office:value="96.8779072838769" calcext:value-type="float">
            <text:p>96.8779072838769</text:p>
          </table:table-cell>
          <table:table-cell table:formula="of:=[.B28]-[.B27]" office:value-type="float" office:value="0.445306618602146" calcext:value-type="float">
            <text:p>0.445306618602146</text:p>
          </table:table-cell>
          <table:table-cell table:formula="of:=[.D27]*[.$L$1]+(1-[.$L$1])*[.C28]" office:value-type="float" office:value="2.48533400182528" calcext:value-type="float">
            <text:p>2.48533400182528</text:p>
          </table:table-cell>
          <table:table-cell table:formula="of:=IF(ABS([.D28])&lt;[.$L$2];[.E27]+1;IF(AND(ABS([.D28])&lt;[.$L$4];[.E27]&gt;0);[.E27]+1;0))" office:value-type="float" office:value="0" calcext:value-type="float">
            <text:p>0</text:p>
          </table:table-cell>
          <table:table-cell table:formula="of:=IF([.E2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29])-2)/10" office:value-type="float" office:value="2.7" calcext:value-type="float">
            <text:p>2.7</text:p>
          </table:table-cell>
          <table:table-cell table:formula="of:=[.$L$7]-([.$L$7]-[.$L$6])*EXP(-[.A29]/[.$L$8])" office:value-type="float" office:value="97.2676277552707" calcext:value-type="float">
            <text:p>97.2676277552707</text:p>
          </table:table-cell>
          <table:table-cell table:formula="of:=[.B29]-[.B28]" office:value-type="float" office:value="0.389720471393829" calcext:value-type="float">
            <text:p>0.389720471393829</text:p>
          </table:table-cell>
          <table:table-cell table:formula="of:=[.D28]*[.$L$1]+(1-[.$L$1])*[.C29]" office:value-type="float" office:value="2.27577264878213" calcext:value-type="float">
            <text:p>2.27577264878213</text:p>
          </table:table-cell>
          <table:table-cell table:formula="of:=IF(ABS([.D29])&lt;[.$L$2];[.E28]+1;IF(AND(ABS([.D29])&lt;[.$L$4];[.E28]&gt;0);[.E28]+1;0))" office:value-type="float" office:value="0" calcext:value-type="float">
            <text:p>0</text:p>
          </table:table-cell>
          <table:table-cell table:formula="of:=IF([.E2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0])-2)/10" office:value-type="float" office:value="2.8" calcext:value-type="float">
            <text:p>2.8</text:p>
          </table:table-cell>
          <table:table-cell table:formula="of:=[.$L$7]-([.$L$7]-[.$L$6])*EXP(-[.A30]/[.$L$8])" office:value-type="float" office:value="97.6087007137195" calcext:value-type="float">
            <text:p>97.6087007137195</text:p>
          </table:table-cell>
          <table:table-cell table:formula="of:=[.B30]-[.B29]" office:value-type="float" office:value="0.341072958448734" calcext:value-type="float">
            <text:p>0.341072958448734</text:p>
          </table:table-cell>
          <table:table-cell table:formula="of:=[.D29]*[.$L$1]+(1-[.$L$1])*[.C30]" office:value-type="float" office:value="2.08230267974879" calcext:value-type="float">
            <text:p>2.08230267974879</text:p>
          </table:table-cell>
          <table:table-cell table:formula="of:=IF(ABS([.D30])&lt;[.$L$2];[.E29]+1;IF(AND(ABS([.D30])&lt;[.$L$4];[.E29]&gt;0);[.E29]+1;0))" office:value-type="float" office:value="0" calcext:value-type="float">
            <text:p>0</text:p>
          </table:table-cell>
          <table:table-cell table:formula="of:=IF([.E3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1])-2)/10" office:value-type="float" office:value="2.9" calcext:value-type="float">
            <text:p>2.9</text:p>
          </table:table-cell>
          <table:table-cell table:formula="of:=[.$L$7]-([.$L$7]-[.$L$6])*EXP(-[.A31]/[.$L$8])" office:value-type="float" office:value="97.9071986668008" calcext:value-type="float">
            <text:p>97.9071986668008</text:p>
          </table:table-cell>
          <table:table-cell table:formula="of:=[.B31]-[.B30]" office:value-type="float" office:value="0.298497953081366" calcext:value-type="float">
            <text:p>0.298497953081366</text:p>
          </table:table-cell>
          <table:table-cell table:formula="of:=[.D30]*[.$L$1]+(1-[.$L$1])*[.C31]" office:value-type="float" office:value="1.90392220708205" calcext:value-type="float">
            <text:p>1.90392220708205</text:p>
          </table:table-cell>
          <table:table-cell table:formula="of:=IF(ABS([.D31])&lt;[.$L$2];[.E30]+1;IF(AND(ABS([.D31])&lt;[.$L$4];[.E30]&gt;0);[.E30]+1;0))" office:value-type="float" office:value="0" calcext:value-type="float">
            <text:p>0</text:p>
          </table:table-cell>
          <table:table-cell table:formula="of:=IF([.E3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2])-2)/10" office:value-type="float" office:value="3" calcext:value-type="float">
            <text:p>3</text:p>
          </table:table-cell>
          <table:table-cell table:formula="of:=[.$L$7]-([.$L$7]-[.$L$6])*EXP(-[.A32]/[.$L$8])" office:value-type="float" office:value="98.1684361111266" calcext:value-type="float">
            <text:p>98.1684361111266</text:p>
          </table:table-cell>
          <table:table-cell table:formula="of:=[.B32]-[.B31]" office:value-type="float" office:value="0.261237444325744" calcext:value-type="float">
            <text:p>0.261237444325744</text:p>
          </table:table-cell>
          <table:table-cell table:formula="of:=[.D31]*[.$L$1]+(1-[.$L$1])*[.C32]" office:value-type="float" office:value="1.73965373080642" calcext:value-type="float">
            <text:p>1.73965373080642</text:p>
          </table:table-cell>
          <table:table-cell table:formula="of:=IF(ABS([.D32])&lt;[.$L$2];[.E31]+1;IF(AND(ABS([.D32])&lt;[.$L$4];[.E31]&gt;0);[.E31]+1;0))" office:value-type="float" office:value="0" calcext:value-type="float">
            <text:p>0</text:p>
          </table:table-cell>
          <table:table-cell table:formula="of:=IF([.E3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3])-2)/10" office:value-type="float" office:value="3.1" calcext:value-type="float">
            <text:p>3.1</text:p>
          </table:table-cell>
          <table:table-cell table:formula="of:=[.$L$7]-([.$L$7]-[.$L$6])*EXP(-[.A33]/[.$L$8])" office:value-type="float" office:value="98.3970641523355" calcext:value-type="float">
            <text:p>98.3970641523355</text:p>
          </table:table-cell>
          <table:table-cell table:formula="of:=[.B33]-[.B32]" office:value-type="float" office:value="0.228628041208864" calcext:value-type="float">
            <text:p>0.228628041208864</text:p>
          </table:table-cell>
          <table:table-cell table:formula="of:=[.D32]*[.$L$1]+(1-[.$L$1])*[.C33]" office:value-type="float" office:value="1.58855116184667" calcext:value-type="float">
            <text:p>1.58855116184667</text:p>
          </table:table-cell>
          <table:table-cell table:formula="of:=IF(ABS([.D33])&lt;[.$L$2];[.E32]+1;IF(AND(ABS([.D33])&lt;[.$L$4];[.E32]&gt;0);[.E32]+1;0))" office:value-type="float" office:value="0" calcext:value-type="float">
            <text:p>0</text:p>
          </table:table-cell>
          <table:table-cell table:formula="of:=IF([.E3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4])-2)/10" office:value-type="float" office:value="3.2" calcext:value-type="float">
            <text:p>3.2</text:p>
          </table:table-cell>
          <table:table-cell table:formula="of:=[.$L$7]-([.$L$7]-[.$L$6])*EXP(-[.A34]/[.$L$8])" office:value-type="float" office:value="98.5971533139865" calcext:value-type="float">
            <text:p>98.5971533139865</text:p>
          </table:table-cell>
          <table:table-cell table:formula="of:=[.B34]-[.B33]" office:value-type="float" office:value="0.20008916165105" calcext:value-type="float">
            <text:p>0.20008916165105</text:p>
          </table:table-cell>
          <table:table-cell table:formula="of:=[.D33]*[.$L$1]+(1-[.$L$1])*[.C34]" office:value-type="float" office:value="1.4497049618271" calcext:value-type="float">
            <text:p>1.4497049618271</text:p>
          </table:table-cell>
          <table:table-cell table:formula="of:=IF(ABS([.D34])&lt;[.$L$2];[.E33]+1;IF(AND(ABS([.D34])&lt;[.$L$4];[.E33]&gt;0);[.E33]+1;0))" office:value-type="float" office:value="0" calcext:value-type="float">
            <text:p>0</text:p>
          </table:table-cell>
          <table:table-cell table:formula="of:=IF([.E3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5])-2)/10" office:value-type="float" office:value="3.3" calcext:value-type="float">
            <text:p>3.3</text:p>
          </table:table-cell>
          <table:table-cell table:formula="of:=[.$L$7]-([.$L$7]-[.$L$6])*EXP(-[.A35]/[.$L$8])" office:value-type="float" office:value="98.7722660096932" calcext:value-type="float">
            <text:p>98.7722660096932</text:p>
          </table:table-cell>
          <table:table-cell table:formula="of:=[.B35]-[.B34]" office:value-type="float" office:value="0.175112695706659" calcext:value-type="float">
            <text:p>0.175112695706659</text:p>
          </table:table-cell>
          <table:table-cell table:formula="of:=[.D34]*[.$L$1]+(1-[.$L$1])*[.C35]" office:value-type="float" office:value="1.32224573521506" calcext:value-type="float">
            <text:p>1.32224573521506</text:p>
          </table:table-cell>
          <table:table-cell table:formula="of:=IF(ABS([.D35])&lt;[.$L$2];[.E34]+1;IF(AND(ABS([.D35])&lt;[.$L$4];[.E34]&gt;0);[.E34]+1;0))" office:value-type="float" office:value="0" calcext:value-type="float">
            <text:p>0</text:p>
          </table:table-cell>
          <table:table-cell table:formula="of:=IF([.E3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6])-2)/10" office:value-type="float" office:value="3.4" calcext:value-type="float">
            <text:p>3.4</text:p>
          </table:table-cell>
          <table:table-cell table:formula="of:=[.$L$7]-([.$L$7]-[.$L$6])*EXP(-[.A36]/[.$L$8])" office:value-type="float" office:value="98.9255199688013" calcext:value-type="float">
            <text:p>98.9255199688013</text:p>
          </table:table-cell>
          <table:table-cell table:formula="of:=[.B36]-[.B35]" office:value-type="float" office:value="0.153253959108156" calcext:value-type="float">
            <text:p>0.153253959108156</text:p>
          </table:table-cell>
          <table:table-cell table:formula="of:=[.D35]*[.$L$1]+(1-[.$L$1])*[.C36]" office:value-type="float" office:value="1.20534655760437" calcext:value-type="float">
            <text:p>1.20534655760437</text:p>
          </table:table-cell>
          <table:table-cell table:formula="of:=IF(ABS([.D36])&lt;[.$L$2];[.E35]+1;IF(AND(ABS([.D36])&lt;[.$L$4];[.E35]&gt;0);[.E35]+1;0))" office:value-type="float" office:value="0" calcext:value-type="float">
            <text:p>0</text:p>
          </table:table-cell>
          <table:table-cell table:formula="of:=IF([.E3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7])-2)/10" office:value-type="float" office:value="3.5" calcext:value-type="float">
            <text:p>3.5</text:p>
          </table:table-cell>
          <table:table-cell table:formula="of:=[.$L$7]-([.$L$7]-[.$L$6])*EXP(-[.A37]/[.$L$8])" office:value-type="float" office:value="99.0596437448505" calcext:value-type="float">
            <text:p>99.0596437448505</text:p>
          </table:table-cell>
          <table:table-cell table:formula="of:=[.B37]-[.B36]" office:value-type="float" office:value="0.134123776049165" calcext:value-type="float">
            <text:p>0.134123776049165</text:p>
          </table:table-cell>
          <table:table-cell table:formula="of:=[.D36]*[.$L$1]+(1-[.$L$1])*[.C37]" office:value-type="float" office:value="1.09822427944885" calcext:value-type="float">
            <text:p>1.09822427944885</text:p>
          </table:table-cell>
          <table:table-cell table:formula="of:=IF(ABS([.D37])&lt;[.$L$2];[.E36]+1;IF(AND(ABS([.D37])&lt;[.$L$4];[.E36]&gt;0);[.E36]+1;0))" office:value-type="float" office:value="0" calcext:value-type="float">
            <text:p>0</text:p>
          </table:table-cell>
          <table:table-cell table:formula="of:=IF([.E3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8])-2)/10" office:value-type="float" office:value="3.6" calcext:value-type="float">
            <text:p>3.6</text:p>
          </table:table-cell>
          <table:table-cell table:formula="of:=[.$L$7]-([.$L$7]-[.$L$6])*EXP(-[.A38]/[.$L$8])" office:value-type="float" office:value="99.177025295098" calcext:value-type="float">
            <text:p>99.177025295098</text:p>
          </table:table-cell>
          <table:table-cell table:formula="of:=[.B38]-[.B37]" office:value-type="float" office:value="0.117381550247515" calcext:value-type="float">
            <text:p>0.117381550247515</text:p>
          </table:table-cell>
          <table:table-cell table:formula="of:=[.D37]*[.$L$1]+(1-[.$L$1])*[.C38]" office:value-type="float" office:value="1.00014000652872" calcext:value-type="float">
            <text:p>1.00014000652872</text:p>
          </table:table-cell>
          <table:table-cell table:formula="of:=IF(ABS([.D38])&lt;[.$L$2];[.E37]+1;IF(AND(ABS([.D38])&lt;[.$L$4];[.E37]&gt;0);[.E37]+1;0))" office:value-type="float" office:value="0" calcext:value-type="float">
            <text:p>0</text:p>
          </table:table-cell>
          <table:table-cell table:formula="of:=IF([.E3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39])-2)/10" office:value-type="float" office:value="3.7" calcext:value-type="float">
            <text:p>3.7</text:p>
          </table:table-cell>
          <table:table-cell table:formula="of:=[.$L$7]-([.$L$7]-[.$L$6])*EXP(-[.A39]/[.$L$8])" office:value-type="float" office:value="99.2797544960225" calcext:value-type="float">
            <text:p>99.2797544960225</text:p>
          </table:table-cell>
          <table:table-cell table:formula="of:=[.B39]-[.B38]" office:value-type="float" office:value="0.102729200924529" calcext:value-type="float">
            <text:p>0.102729200924529</text:p>
          </table:table-cell>
          <table:table-cell table:formula="of:=[.D38]*[.$L$1]+(1-[.$L$1])*[.C39]" office:value-type="float" office:value="0.910398925968297" calcext:value-type="float">
            <text:p>0.910398925968297</text:p>
          </table:table-cell>
          <table:table-cell table:formula="of:=IF(ABS([.D39])&lt;[.$L$2];[.E38]+1;IF(AND(ABS([.D39])&lt;[.$L$4];[.E38]&gt;0);[.E38]+1;0))" office:value-type="float" office:value="0" calcext:value-type="float">
            <text:p>0</text:p>
          </table:table-cell>
          <table:table-cell table:formula="of:=IF([.E3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0])-2)/10" office:value-type="float" office:value="3.8" calcext:value-type="float">
            <text:p>3.8</text:p>
          </table:table-cell>
          <table:table-cell table:formula="of:=[.$L$7]-([.$L$7]-[.$L$6])*EXP(-[.A40]/[.$L$8])" office:value-type="float" office:value="99.3696603517583" calcext:value-type="float">
            <text:p>99.3696603517583</text:p>
          </table:table-cell>
          <table:table-cell table:formula="of:=[.B40]-[.B39]" office:value-type="float" office:value="0.0899058557357506" calcext:value-type="float">
            <text:p>0.0899058557357506</text:p>
          </table:table-cell>
          <table:table-cell table:formula="of:=[.D39]*[.$L$1]+(1-[.$L$1])*[.C40]" office:value-type="float" office:value="0.828349618945042" calcext:value-type="float">
            <text:p>0.828349618945042</text:p>
          </table:table-cell>
          <table:table-cell table:formula="of:=IF(ABS([.D40])&lt;[.$L$2];[.E39]+1;IF(AND(ABS([.D40])&lt;[.$L$4];[.E39]&gt;0);[.E39]+1;0))" office:value-type="float" office:value="0" calcext:value-type="float">
            <text:p>0</text:p>
          </table:table-cell>
          <table:table-cell table:formula="of:=IF([.E4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1])-2)/10" office:value-type="float" office:value="3.9" calcext:value-type="float">
            <text:p>3.9</text:p>
          </table:table-cell>
          <table:table-cell table:formula="of:=[.$L$7]-([.$L$7]-[.$L$6])*EXP(-[.A41]/[.$L$8])" office:value-type="float" office:value="99.4483435579239" calcext:value-type="float">
            <text:p>99.4483435579239</text:p>
          </table:table-cell>
          <table:table-cell table:formula="of:=[.B41]-[.B40]" office:value-type="float" office:value="0.0786832061656497" calcext:value-type="float">
            <text:p>0.0786832061656497</text:p>
          </table:table-cell>
          <table:table-cell table:formula="of:=[.D40]*[.$L$1]+(1-[.$L$1])*[.C41]" office:value-type="float" office:value="0.753382977667103" calcext:value-type="float">
            <text:p>0.753382977667103</text:p>
          </table:table-cell>
          <table:table-cell table:formula="of:=IF(ABS([.D41])&lt;[.$L$2];[.E40]+1;IF(AND(ABS([.D41])&lt;[.$L$4];[.E40]&gt;0);[.E40]+1;0))" office:value-type="float" office:value="0" calcext:value-type="float">
            <text:p>0</text:p>
          </table:table-cell>
          <table:table-cell table:formula="of:=IF([.E4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2])-2)/10" office:value-type="float" office:value="4" calcext:value-type="float">
            <text:p>4</text:p>
          </table:table-cell>
          <table:table-cell table:formula="of:=[.$L$7]-([.$L$7]-[.$L$6])*EXP(-[.A42]/[.$L$8])" office:value-type="float" office:value="99.5172050006169" calcext:value-type="float">
            <text:p>99.5172050006169</text:p>
          </table:table-cell>
          <table:table-cell table:formula="of:=[.B42]-[.B41]" office:value-type="float" office:value="0.0688614426929348" calcext:value-type="float">
            <text:p>0.0688614426929348</text:p>
          </table:table-cell>
          <table:table-cell table:formula="of:=[.D41]*[.$L$1]+(1-[.$L$1])*[.C42]" office:value-type="float" office:value="0.684930824169686" calcext:value-type="float">
            <text:p>0.684930824169686</text:p>
          </table:table-cell>
          <table:table-cell table:formula="of:=IF(ABS([.D42])&lt;[.$L$2];[.E41]+1;IF(AND(ABS([.D42])&lt;[.$L$4];[.E41]&gt;0);[.E41]+1;0))" office:value-type="float" office:value="0" calcext:value-type="float">
            <text:p>0</text:p>
          </table:table-cell>
          <table:table-cell table:formula="of:=IF([.E4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3])-2)/10" office:value-type="float" office:value="4.1" calcext:value-type="float">
            <text:p>4.1</text:p>
          </table:table-cell>
          <table:table-cell table:formula="of:=[.$L$7]-([.$L$7]-[.$L$6])*EXP(-[.A43]/[.$L$8])" office:value-type="float" office:value="99.5774706979725" calcext:value-type="float">
            <text:p>99.5774706979725</text:p>
          </table:table-cell>
          <table:table-cell table:formula="of:=[.B43]-[.B42]" office:value-type="float" office:value="0.0602656973556606" calcext:value-type="float">
            <text:p>0.0602656973556606</text:p>
          </table:table-cell>
          <table:table-cell table:formula="of:=[.D42]*[.$L$1]+(1-[.$L$1])*[.C43]" office:value-type="float" office:value="0.622464311488283" calcext:value-type="float">
            <text:p>0.622464311488283</text:p>
          </table:table-cell>
          <table:table-cell table:formula="of:=IF(ABS([.D43])&lt;[.$L$2];[.E42]+1;IF(AND(ABS([.D43])&lt;[.$L$4];[.E42]&gt;0);[.E42]+1;0))" office:value-type="float" office:value="0" calcext:value-type="float">
            <text:p>0</text:p>
          </table:table-cell>
          <table:table-cell table:formula="of:=IF([.E4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4])-2)/10" office:value-type="float" office:value="4.2" calcext:value-type="float">
            <text:p>4.2</text:p>
          </table:table-cell>
          <table:table-cell table:formula="of:=[.$L$7]-([.$L$7]-[.$L$6])*EXP(-[.A44]/[.$L$8])" office:value-type="float" office:value="99.6302136283517" calcext:value-type="float">
            <text:p>99.6302136283517</text:p>
          </table:table-cell>
          <table:table-cell table:formula="of:=[.B44]-[.B43]" office:value-type="float" office:value="0.0527429303791962" calcext:value-type="float">
            <text:p>0.0527429303791962</text:p>
          </table:table-cell>
          <table:table-cell table:formula="of:=[.D43]*[.$L$1]+(1-[.$L$1])*[.C44]" office:value-type="float" office:value="0.565492173377375" calcext:value-type="float">
            <text:p>0.565492173377375</text:p>
          </table:table-cell>
          <table:table-cell table:formula="of:=IF(ABS([.D44])&lt;[.$L$2];[.E43]+1;IF(AND(ABS([.D44])&lt;[.$L$4];[.E43]&gt;0);[.E43]+1;0))" office:value-type="float" office:value="0" calcext:value-type="float">
            <text:p>0</text:p>
          </table:table-cell>
          <table:table-cell table:formula="of:=IF([.E4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5])-2)/10" office:value-type="float" office:value="4.3" calcext:value-type="float">
            <text:p>4.3</text:p>
          </table:table-cell>
          <table:table-cell table:formula="of:=[.$L$7]-([.$L$7]-[.$L$6])*EXP(-[.A45]/[.$L$8])" office:value-type="float" office:value="99.6763728337877" calcext:value-type="float">
            <text:p>99.6763728337877</text:p>
          </table:table-cell>
          <table:table-cell table:formula="of:=[.B45]-[.B44]" office:value-type="float" office:value="0.0461592054359983" calcext:value-type="float">
            <text:p>0.0461592054359983</text:p>
          </table:table-cell>
          <table:table-cell table:formula="of:=[.D44]*[.$L$1]+(1-[.$L$1])*[.C45]" office:value-type="float" office:value="0.513558876583237" calcext:value-type="float">
            <text:p>0.513558876583237</text:p>
          </table:table-cell>
          <table:table-cell table:formula="of:=IF(ABS([.D45])&lt;[.$L$2];[.E44]+1;IF(AND(ABS([.D45])&lt;[.$L$4];[.E44]&gt;0);[.E44]+1;0))" office:value-type="float" office:value="0" calcext:value-type="float">
            <text:p>0</text:p>
          </table:table-cell>
          <table:table-cell table:formula="of:=IF([.E4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6])-2)/10" office:value-type="float" office:value="4.4" calcext:value-type="float">
            <text:p>4.4</text:p>
          </table:table-cell>
          <table:table-cell table:formula="of:=[.$L$7]-([.$L$7]-[.$L$6])*EXP(-[.A46]/[.$L$8])" office:value-type="float" office:value="99.7167701388135" calcext:value-type="float">
            <text:p>99.7167701388135</text:p>
          </table:table-cell>
          <table:table-cell table:formula="of:=[.B46]-[.B45]" office:value-type="float" office:value="0.0403973050258202" calcext:value-type="float">
            <text:p>0.0403973050258202</text:p>
          </table:table-cell>
          <table:table-cell table:formula="of:=[.D45]*[.$L$1]+(1-[.$L$1])*[.C46]" office:value-type="float" office:value="0.466242719427495" calcext:value-type="float">
            <text:p>0.466242719427495</text:p>
          </table:table-cell>
          <table:table-cell table:formula="of:=IF(ABS([.D46])&lt;[.$L$2];[.E45]+1;IF(AND(ABS([.D46])&lt;[.$L$4];[.E45]&gt;0);[.E45]+1;0))" office:value-type="float" office:value="0" calcext:value-type="float">
            <text:p>0</text:p>
          </table:table-cell>
          <table:table-cell table:formula="of:=IF([.E4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7])-2)/10" office:value-type="float" office:value="4.5" calcext:value-type="float">
            <text:p>4.5</text:p>
          </table:table-cell>
          <table:table-cell table:formula="of:=[.$L$7]-([.$L$7]-[.$L$6])*EXP(-[.A47]/[.$L$8])" office:value-type="float" office:value="99.7521247823334" calcext:value-type="float">
            <text:p>99.7521247823334</text:p>
          </table:table-cell>
          <table:table-cell table:formula="of:=[.B47]-[.B46]" office:value-type="float" office:value="0.0353546435198382" calcext:value-type="float">
            <text:p>0.0353546435198382</text:p>
          </table:table-cell>
          <table:table-cell table:formula="of:=[.D46]*[.$L$1]+(1-[.$L$1])*[.C47]" office:value-type="float" office:value="0.42315391183673" calcext:value-type="float">
            <text:p>0.42315391183673</text:p>
          </table:table-cell>
          <table:table-cell table:formula="of:=IF(ABS([.D47])&lt;[.$L$2];[.E46]+1;IF(AND(ABS([.D47])&lt;[.$L$4];[.E46]&gt;0);[.E46]+1;0))" office:value-type="float" office:value="0" calcext:value-type="float">
            <text:p>0</text:p>
          </table:table-cell>
          <table:table-cell table:formula="of:=IF([.E4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8])-2)/10" office:value-type="float" office:value="4.6" calcext:value-type="float">
            <text:p>4.6</text:p>
          </table:table-cell>
          <table:table-cell table:formula="of:=[.$L$7]-([.$L$7]-[.$L$6])*EXP(-[.A48]/[.$L$8])" office:value-type="float" office:value="99.7830662230462" calcext:value-type="float">
            <text:p>99.7830662230462</text:p>
          </table:table-cell>
          <table:table-cell table:formula="of:=[.B48]-[.B47]" office:value-type="float" office:value="0.030941440712823" calcext:value-type="float">
            <text:p>0.030941440712823</text:p>
          </table:table-cell>
          <table:table-cell table:formula="of:=[.D47]*[.$L$1]+(1-[.$L$1])*[.C48]" office:value-type="float" office:value="0.383932664724339" calcext:value-type="float">
            <text:p>0.383932664724339</text:p>
          </table:table-cell>
          <table:table-cell table:formula="of:=IF(ABS([.D48])&lt;[.$L$2];[.E47]+1;IF(AND(ABS([.D48])&lt;[.$L$4];[.E47]&gt;0);[.E47]+1;0))" office:value-type="float" office:value="0" calcext:value-type="float">
            <text:p>0</text:p>
          </table:table-cell>
          <table:table-cell table:formula="of:=IF([.E4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49])-2)/10" office:value-type="float" office:value="4.7" calcext:value-type="float">
            <text:p>4.7</text:p>
          </table:table-cell>
          <table:table-cell table:formula="of:=[.$L$7]-([.$L$7]-[.$L$6])*EXP(-[.A49]/[.$L$8])" office:value-type="float" office:value="99.8101453464108" calcext:value-type="float">
            <text:p>99.8101453464108</text:p>
          </table:table-cell>
          <table:table-cell table:formula="of:=[.B49]-[.B48]" office:value-type="float" office:value="0.0270791233646293" calcext:value-type="float">
            <text:p>0.0270791233646293</text:p>
          </table:table-cell>
          <table:table-cell table:formula="of:=[.D48]*[.$L$1]+(1-[.$L$1])*[.C49]" office:value-type="float" office:value="0.348247310588368" calcext:value-type="float">
            <text:p>0.348247310588368</text:p>
          </table:table-cell>
          <table:table-cell table:formula="of:=IF(ABS([.D49])&lt;[.$L$2];[.E48]+1;IF(AND(ABS([.D49])&lt;[.$L$4];[.E48]&gt;0);[.E48]+1;0))" office:value-type="float" office:value="0" calcext:value-type="float">
            <text:p>0</text:p>
          </table:table-cell>
          <table:table-cell table:formula="of:=IF([.E4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0])-2)/10" office:value-type="float" office:value="4.8" calcext:value-type="float">
            <text:p>4.8</text:p>
          </table:table-cell>
          <table:table-cell table:formula="of:=[.$L$7]-([.$L$7]-[.$L$6])*EXP(-[.A50]/[.$L$8])" office:value-type="float" office:value="99.8338442726826" calcext:value-type="float">
            <text:p>99.8338442726826</text:p>
          </table:table-cell>
          <table:table-cell table:formula="of:=[.B50]-[.B49]" office:value-type="float" office:value="0.0236989262717913" calcext:value-type="float">
            <text:p>0.0236989262717913</text:p>
          </table:table-cell>
          <table:table-cell table:formula="of:=[.D49]*[.$L$1]+(1-[.$L$1])*[.C50]" office:value-type="float" office:value="0.31579247215671" calcext:value-type="float">
            <text:p>0.31579247215671</text:p>
          </table:table-cell>
          <table:table-cell table:formula="of:=IF(ABS([.D50])&lt;[.$L$2];[.E49]+1;IF(AND(ABS([.D50])&lt;[.$L$4];[.E49]&gt;0);[.E49]+1;0))" office:value-type="float" office:value="0" calcext:value-type="float">
            <text:p>0</text:p>
          </table:table-cell>
          <table:table-cell table:formula="of:=IF([.E5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1])-2)/10" office:value-type="float" office:value="4.9" calcext:value-type="float">
            <text:p>4.9</text:p>
          </table:table-cell>
          <table:table-cell table:formula="of:=[.$L$7]-([.$L$7]-[.$L$6])*EXP(-[.A51]/[.$L$8])" office:value-type="float" office:value="99.8545849406456" calcext:value-type="float">
            <text:p>99.8545849406456</text:p>
          </table:table-cell>
          <table:table-cell table:formula="of:=[.B51]-[.B50]" office:value-type="float" office:value="0.0207406679630253" calcext:value-type="float">
            <text:p>0.0207406679630253</text:p>
          </table:table-cell>
          <table:table-cell table:formula="of:=[.D50]*[.$L$1]+(1-[.$L$1])*[.C51]" office:value-type="float" office:value="0.286287291737342" calcext:value-type="float">
            <text:p>0.286287291737342</text:p>
          </table:table-cell>
          <table:table-cell table:formula="of:=IF(ABS([.D51])&lt;[.$L$2];[.E50]+1;IF(AND(ABS([.D51])&lt;[.$L$4];[.E50]&gt;0);[.E50]+1;0))" office:value-type="float" office:value="0" calcext:value-type="float">
            <text:p>0</text:p>
          </table:table-cell>
          <table:table-cell table:formula="of:=IF([.E5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2])-2)/10" office:value-type="float" office:value="5" calcext:value-type="float">
            <text:p>5</text:p>
          </table:table-cell>
          <table:table-cell table:formula="of:=[.$L$7]-([.$L$7]-[.$L$6])*EXP(-[.A52]/[.$L$8])" office:value-type="float" office:value="99.872736619866" calcext:value-type="float">
            <text:p>99.872736619866</text:p>
          </table:table-cell>
          <table:table-cell table:formula="of:=[.B52]-[.B51]" office:value-type="float" office:value="0.0181516792203809" calcext:value-type="float">
            <text:p>0.0181516792203809</text:p>
          </table:table-cell>
          <table:table-cell table:formula="of:=[.D51]*[.$L$1]+(1-[.$L$1])*[.C52]" office:value-type="float" office:value="0.259473730485646" calcext:value-type="float">
            <text:p>0.259473730485646</text:p>
          </table:table-cell>
          <table:table-cell table:formula="of:=IF(ABS([.D52])&lt;[.$L$2];[.E51]+1;IF(AND(ABS([.D52])&lt;[.$L$4];[.E51]&gt;0);[.E51]+1;0))" office:value-type="float" office:value="0" calcext:value-type="float">
            <text:p>0</text:p>
          </table:table-cell>
          <table:table-cell table:formula="of:=IF([.E5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3])-2)/10" office:value-type="float" office:value="5.1" calcext:value-type="float">
            <text:p>5.1</text:p>
          </table:table-cell>
          <table:table-cell table:formula="of:=[.$L$7]-([.$L$7]-[.$L$6])*EXP(-[.A53]/[.$L$8])" office:value-type="float" office:value="99.8886224852155" calcext:value-type="float">
            <text:p>99.8886224852155</text:p>
          </table:table-cell>
          <table:table-cell table:formula="of:=[.B53]-[.B52]" office:value-type="float" office:value="0.0158858653495031" calcext:value-type="float">
            <text:p>0.0158858653495031</text:p>
          </table:table-cell>
          <table:table-cell table:formula="of:=[.D52]*[.$L$1]+(1-[.$L$1])*[.C53]" office:value-type="float" office:value="0.235114943972031" calcext:value-type="float">
            <text:p>0.235114943972031</text:p>
          </table:table-cell>
          <table:table-cell table:formula="of:=IF(ABS([.D53])&lt;[.$L$2];[.E52]+1;IF(AND(ABS([.D53])&lt;[.$L$4];[.E52]&gt;0);[.E52]+1;0))" office:value-type="float" office:value="0" calcext:value-type="float">
            <text:p>0</text:p>
          </table:table-cell>
          <table:table-cell table:formula="of:=IF([.E5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4])-2)/10" office:value-type="float" office:value="5.2" calcext:value-type="float">
            <text:p>5.2</text:p>
          </table:table-cell>
          <table:table-cell table:formula="of:=[.$L$7]-([.$L$7]-[.$L$6])*EXP(-[.A54]/[.$L$8])" office:value-type="float" office:value="99.9025253707193" calcext:value-type="float">
            <text:p>99.9025253707193</text:p>
          </table:table-cell>
          <table:table-cell table:formula="of:=[.B54]-[.B53]" office:value-type="float" office:value="0.0139028855037964" calcext:value-type="float">
            <text:p>0.0139028855037964</text:p>
          </table:table-cell>
          <table:table-cell table:formula="of:=[.D53]*[.$L$1]+(1-[.$L$1])*[.C54]" office:value-type="float" office:value="0.212993738125208" calcext:value-type="float">
            <text:p>0.212993738125208</text:p>
          </table:table-cell>
          <table:table-cell table:formula="of:=IF(ABS([.D54])&lt;[.$L$2];[.E53]+1;IF(AND(ABS([.D54])&lt;[.$L$4];[.E53]&gt;0);[.E53]+1;0))" office:value-type="float" office:value="0" calcext:value-type="float">
            <text:p>0</text:p>
          </table:table-cell>
          <table:table-cell table:formula="of:=IF([.E5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5])-2)/10" office:value-type="float" office:value="5.3" calcext:value-type="float">
            <text:p>5.3</text:p>
          </table:table-cell>
          <table:table-cell table:formula="of:=[.$L$7]-([.$L$7]-[.$L$6])*EXP(-[.A55]/[.$L$8])" office:value-type="float" office:value="99.9146928051699" calcext:value-type="float">
            <text:p>99.9146928051699</text:p>
          </table:table-cell>
          <table:table-cell table:formula="of:=[.B55]-[.B54]" office:value-type="float" office:value="0.0121674344506175" calcext:value-type="float">
            <text:p>0.0121674344506175</text:p>
          </table:table-cell>
          <table:table-cell table:formula="of:=[.D54]*[.$L$1]+(1-[.$L$1])*[.C55]" office:value-type="float" office:value="0.192911107757749" calcext:value-type="float">
            <text:p>0.192911107757749</text:p>
          </table:table-cell>
          <table:table-cell table:formula="of:=IF(ABS([.D55])&lt;[.$L$2];[.E54]+1;IF(AND(ABS([.D55])&lt;[.$L$4];[.E54]&gt;0);[.E54]+1;0))" office:value-type="float" office:value="0" calcext:value-type="float">
            <text:p>0</text:p>
          </table:table-cell>
          <table:table-cell table:formula="of:=IF([.E5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6])-2)/10" office:value-type="float" office:value="5.4" calcext:value-type="float">
            <text:p>5.4</text:p>
          </table:table-cell>
          <table:table-cell table:formula="of:=[.$L$7]-([.$L$7]-[.$L$6])*EXP(-[.A56]/[.$L$8])" office:value-type="float" office:value="99.9253414191623" calcext:value-type="float">
            <text:p>99.9253414191623</text:p>
          </table:table-cell>
          <table:table-cell table:formula="of:=[.B56]-[.B55]" office:value-type="float" office:value="0.0106486139924016" calcext:value-type="float">
            <text:p>0.0106486139924016</text:p>
          </table:table-cell>
          <table:table-cell table:formula="of:=[.D55]*[.$L$1]+(1-[.$L$1])*[.C56]" office:value-type="float" office:value="0.174684858381214" calcext:value-type="float">
            <text:p>0.174684858381214</text:p>
          </table:table-cell>
          <table:table-cell table:formula="of:=IF(ABS([.D56])&lt;[.$L$2];[.E55]+1;IF(AND(ABS([.D56])&lt;[.$L$4];[.E55]&gt;0);[.E55]+1;0))" office:value-type="float" office:value="0" calcext:value-type="float">
            <text:p>0</text:p>
          </table:table-cell>
          <table:table-cell table:formula="of:=IF([.E5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7])-2)/10" office:value-type="float" office:value="5.5" calcext:value-type="float">
            <text:p>5.5</text:p>
          </table:table-cell>
          <table:table-cell table:formula="of:=[.$L$7]-([.$L$7]-[.$L$6])*EXP(-[.A57]/[.$L$8])" office:value-type="float" office:value="99.9346608020133" calcext:value-type="float">
            <text:p>99.9346608020133</text:p>
          </table:table-cell>
          <table:table-cell table:formula="of:=[.B57]-[.B56]" office:value-type="float" office:value="0.0093193828509186" calcext:value-type="float">
            <text:p>0.0093193828509186</text:p>
          </table:table-cell>
          <table:table-cell table:formula="of:=[.D56]*[.$L$1]+(1-[.$L$1])*[.C57]" office:value-type="float" office:value="0.158148310828185" calcext:value-type="float">
            <text:p>0.158148310828185</text:p>
          </table:table-cell>
          <table:table-cell table:formula="of:=IF(ABS([.D57])&lt;[.$L$2];[.E56]+1;IF(AND(ABS([.D57])&lt;[.$L$4];[.E56]&gt;0);[.E56]+1;0))" office:value-type="float" office:value="0" calcext:value-type="float">
            <text:p>0</text:p>
          </table:table-cell>
          <table:table-cell table:formula="of:=IF([.E5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8])-2)/10" office:value-type="float" office:value="5.6" calcext:value-type="float">
            <text:p>5.6</text:p>
          </table:table-cell>
          <table:table-cell table:formula="of:=[.$L$7]-([.$L$7]-[.$L$6])*EXP(-[.A58]/[.$L$8])" office:value-type="float" office:value="99.9428168772343" calcext:value-type="float">
            <text:p>99.9428168772343</text:p>
          </table:table-cell>
          <table:table-cell table:formula="of:=[.B58]-[.B57]" office:value-type="float" office:value="0.00815607522108053" calcext:value-type="float">
            <text:p>0.00815607522108053</text:p>
          </table:table-cell>
          <table:table-cell table:formula="of:=[.D57]*[.$L$1]+(1-[.$L$1])*[.C58]" office:value-type="float" office:value="0.143149087267474" calcext:value-type="float">
            <text:p>0.143149087267474</text:p>
          </table:table-cell>
          <table:table-cell table:formula="of:=IF(ABS([.D58])&lt;[.$L$2];[.E57]+1;IF(AND(ABS([.D58])&lt;[.$L$4];[.E57]&gt;0);[.E57]+1;0))" office:value-type="float" office:value="0" calcext:value-type="float">
            <text:p>0</text:p>
          </table:table-cell>
          <table:table-cell table:formula="of:=IF([.E5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59])-2)/10" office:value-type="float" office:value="5.7" calcext:value-type="float">
            <text:p>5.7</text:p>
          </table:table-cell>
          <table:table-cell table:formula="of:=[.$L$7]-([.$L$7]-[.$L$6])*EXP(-[.A59]/[.$L$8])" office:value-type="float" office:value="99.9499548566559" calcext:value-type="float">
            <text:p>99.9499548566559</text:p>
          </table:table-cell>
          <table:table-cell table:formula="of:=[.B59]-[.B58]" office:value-type="float" office:value="0.00713797942159999" calcext:value-type="float">
            <text:p>0.00713797942159999</text:p>
          </table:table-cell>
          <table:table-cell table:formula="of:=[.D58]*[.$L$1]+(1-[.$L$1])*[.C59]" office:value-type="float" office:value="0.129547976482887" calcext:value-type="float">
            <text:p>0.129547976482887</text:p>
          </table:table-cell>
          <table:table-cell table:formula="of:=IF(ABS([.D59])&lt;[.$L$2];[.E58]+1;IF(AND(ABS([.D59])&lt;[.$L$4];[.E58]&gt;0);[.E58]+1;0))" office:value-type="float" office:value="0" calcext:value-type="float">
            <text:p>0</text:p>
          </table:table-cell>
          <table:table-cell table:formula="of:=IF([.E5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0])-2)/10" office:value-type="float" office:value="5.8" calcext:value-type="float">
            <text:p>5.8</text:p>
          </table:table-cell>
          <table:table-cell table:formula="of:=[.$L$7]-([.$L$7]-[.$L$6])*EXP(-[.A60]/[.$L$8])" office:value-type="float" office:value="99.9562018257976" calcext:value-type="float">
            <text:p>99.9562018257976</text:p>
          </table:table-cell>
          <table:table-cell table:formula="of:=[.B60]-[.B59]" office:value-type="float" office:value="0.00624696914165668" calcext:value-type="float">
            <text:p>0.00624696914165668</text:p>
          </table:table-cell>
          <table:table-cell table:formula="of:=[.D59]*[.$L$1]+(1-[.$L$1])*[.C60]" office:value-type="float" office:value="0.117217875748764" calcext:value-type="float">
            <text:p>0.117217875748764</text:p>
          </table:table-cell>
          <table:table-cell table:formula="of:=IF(ABS([.D60])&lt;[.$L$2];[.E59]+1;IF(AND(ABS([.D60])&lt;[.$L$4];[.E59]&gt;0);[.E59]+1;0))" office:value-type="float" office:value="0" calcext:value-type="float">
            <text:p>0</text:p>
          </table:table-cell>
          <table:table-cell table:formula="of:=IF([.E6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1])-2)/10" office:value-type="float" office:value="5.9" calcext:value-type="float">
            <text:p>5.9</text:p>
          </table:table-cell>
          <table:table-cell table:formula="of:=[.$L$7]-([.$L$7]-[.$L$6])*EXP(-[.A61]/[.$L$8])" office:value-type="float" office:value="99.9616690065153" calcext:value-type="float">
            <text:p>99.9616690065153</text:p>
          </table:table-cell>
          <table:table-cell table:formula="of:=[.B61]-[.B60]" office:value-type="float" office:value="0.00546718071767316" calcext:value-type="float">
            <text:p>0.00546718071767316</text:p>
          </table:table-cell>
          <table:table-cell table:formula="of:=[.D60]*[.$L$1]+(1-[.$L$1])*[.C61]" office:value-type="float" office:value="0.106042806245655" calcext:value-type="float">
            <text:p>0.106042806245655</text:p>
          </table:table-cell>
          <table:table-cell table:formula="of:=IF(ABS([.D61])&lt;[.$L$2];[.E60]+1;IF(AND(ABS([.D61])&lt;[.$L$4];[.E60]&gt;0);[.E60]+1;0))" office:value-type="float" office:value="0" calcext:value-type="float">
            <text:p>0</text:p>
          </table:table-cell>
          <table:table-cell table:formula="of:=IF([.E6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2])-2)/10" office:value-type="float" office:value="6" calcext:value-type="float">
            <text:p>6</text:p>
          </table:table-cell>
          <table:table-cell table:formula="of:=[.$L$7]-([.$L$7]-[.$L$6])*EXP(-[.A62]/[.$L$8])" office:value-type="float" office:value="99.9664537372098" calcext:value-type="float">
            <text:p>99.9664537372098</text:p>
          </table:table-cell>
          <table:table-cell table:formula="of:=[.B62]-[.B61]" office:value-type="float" office:value="0.00478473069448171" calcext:value-type="float">
            <text:p>0.00478473069448171</text:p>
          </table:table-cell>
          <table:table-cell table:formula="of:=[.D61]*[.$L$1]+(1-[.$L$1])*[.C62]" office:value-type="float" office:value="0.0959169986905375" calcext:value-type="float">
            <text:p>0.0959169986905375</text:p>
          </table:table-cell>
          <table:table-cell table:formula="of:=IF(ABS([.D62])&lt;[.$L$2];[.E61]+1;IF(AND(ABS([.D62])&lt;[.$L$4];[.E61]&gt;0);[.E61]+1;0))" office:value-type="float" office:value="0" calcext:value-type="float">
            <text:p>0</text:p>
          </table:table-cell>
          <table:table-cell table:formula="of:=IF([.E6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3])-2)/10" office:value-type="float" office:value="6.1" calcext:value-type="float">
            <text:p>6.1</text:p>
          </table:table-cell>
          <table:table-cell table:formula="of:=[.$L$7]-([.$L$7]-[.$L$6])*EXP(-[.A63]/[.$L$8])" office:value-type="float" office:value="99.9706412058524" calcext:value-type="float">
            <text:p>99.9706412058524</text:p>
          </table:table-cell>
          <table:table-cell table:formula="of:=[.B63]-[.B62]" office:value-type="float" office:value="0.00418746864262687" calcext:value-type="float">
            <text:p>0.00418746864262687</text:p>
          </table:table-cell>
          <table:table-cell table:formula="of:=[.D62]*[.$L$1]+(1-[.$L$1])*[.C63]" office:value-type="float" office:value="0.0867440456857464" calcext:value-type="float">
            <text:p>0.0867440456857464</text:p>
          </table:table-cell>
          <table:table-cell table:formula="of:=IF(ABS([.D63])&lt;[.$L$2];[.E62]+1;IF(AND(ABS([.D63])&lt;[.$L$4];[.E62]&gt;0);[.E62]+1;0))" office:value-type="float" office:value="0" calcext:value-type="float">
            <text:p>0</text:p>
          </table:table-cell>
          <table:table-cell table:formula="of:=IF([.E6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4])-2)/10" office:value-type="float" office:value="6.2" calcext:value-type="float">
            <text:p>6.2</text:p>
          </table:table-cell>
          <table:table-cell table:formula="of:=[.$L$7]-([.$L$7]-[.$L$6])*EXP(-[.A64]/[.$L$8])" office:value-type="float" office:value="99.9743059666827" calcext:value-type="float">
            <text:p>99.9743059666827</text:p>
          </table:table-cell>
          <table:table-cell table:formula="of:=[.B64]-[.B63]" office:value-type="float" office:value="0.00366476083034684" calcext:value-type="float">
            <text:p>0.00366476083034684</text:p>
          </table:table-cell>
          <table:table-cell table:formula="of:=[.D63]*[.$L$1]+(1-[.$L$1])*[.C64]" office:value-type="float" office:value="0.0784361172002064" calcext:value-type="float">
            <text:p>0.0784361172002064</text:p>
          </table:table-cell>
          <table:table-cell table:formula="of:=IF(ABS([.D64])&lt;[.$L$2];[.E63]+1;IF(AND(ABS([.D64])&lt;[.$L$4];[.E63]&gt;0);[.E63]+1;0))" office:value-type="float" office:value="0" calcext:value-type="float">
            <text:p>0</text:p>
          </table:table-cell>
          <table:table-cell table:formula="of:=IF([.E6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5])-2)/10" office:value-type="float" office:value="6.3" calcext:value-type="float">
            <text:p>6.3</text:p>
          </table:table-cell>
          <table:table-cell table:formula="of:=[.$L$7]-([.$L$7]-[.$L$6])*EXP(-[.A65]/[.$L$8])" office:value-type="float" office:value="99.9775132675821" calcext:value-type="float">
            <text:p>99.9775132675821</text:p>
          </table:table-cell>
          <table:table-cell table:formula="of:=[.B65]-[.B64]" office:value-type="float" office:value="0.00320730089939048" calcext:value-type="float">
            <text:p>0.00320730089939048</text:p>
          </table:table-cell>
          <table:table-cell table:formula="of:=[.D64]*[.$L$1]+(1-[.$L$1])*[.C65]" office:value-type="float" office:value="0.0709132355701248" calcext:value-type="float">
            <text:p>0.0709132355701248</text:p>
          </table:table-cell>
          <table:table-cell table:formula="of:=IF(ABS([.D65])&lt;[.$L$2];[.E64]+1;IF(AND(ABS([.D65])&lt;[.$L$4];[.E64]&gt;0);[.E64]+1;0))" office:value-type="float" office:value="0" calcext:value-type="float">
            <text:p>0</text:p>
          </table:table-cell>
          <table:table-cell table:formula="of:=IF([.E6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6])-2)/10" office:value-type="float" office:value="6.4" calcext:value-type="float">
            <text:p>6.4</text:p>
          </table:table-cell>
          <table:table-cell table:formula="of:=[.$L$7]-([.$L$7]-[.$L$6])*EXP(-[.A66]/[.$L$8])" office:value-type="float" office:value="99.9803202117554" calcext:value-type="float">
            <text:p>99.9803202117554</text:p>
          </table:table-cell>
          <table:table-cell table:formula="of:=[.B66]-[.B65]" office:value-type="float" office:value="0.00280694417330096" calcext:value-type="float">
            <text:p>0.00280694417330096</text:p>
          </table:table-cell>
          <table:table-cell table:formula="of:=[.D65]*[.$L$1]+(1-[.$L$1])*[.C66]" office:value-type="float" office:value="0.0641026064304425" calcext:value-type="float">
            <text:p>0.0641026064304425</text:p>
          </table:table-cell>
          <table:table-cell table:formula="of:=IF(ABS([.D66])&lt;[.$L$2];[.E65]+1;IF(AND(ABS([.D66])&lt;[.$L$4];[.E65]&gt;0);[.E65]+1;0))" office:value-type="float" office:value="0" calcext:value-type="float">
            <text:p>0</text:p>
          </table:table-cell>
          <table:table-cell table:formula="of:=IF([.E6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7])-2)/10" office:value-type="float" office:value="6.5" calcext:value-type="float">
            <text:p>6.5</text:p>
          </table:table-cell>
          <table:table-cell table:formula="of:=[.$L$7]-([.$L$7]-[.$L$6])*EXP(-[.A67]/[.$L$8])" office:value-type="float" office:value="99.9827767744039" calcext:value-type="float">
            <text:p>99.9827767744039</text:p>
          </table:table-cell>
          <table:table-cell table:formula="of:=[.B67]-[.B66]" office:value-type="float" office:value="0.00245656264850425" calcext:value-type="float">
            <text:p>0.00245656264850425</text:p>
          </table:table-cell>
          <table:table-cell table:formula="of:=[.D66]*[.$L$1]+(1-[.$L$1])*[.C67]" office:value-type="float" office:value="0.0579380020522486" calcext:value-type="float">
            <text:p>0.0579380020522486</text:p>
          </table:table-cell>
          <table:table-cell table:formula="of:=IF(ABS([.D67])&lt;[.$L$2];[.E66]+1;IF(AND(ABS([.D67])&lt;[.$L$4];[.E66]&gt;0);[.E66]+1;0))" office:value-type="float" office:value="0" calcext:value-type="float">
            <text:p>0</text:p>
          </table:table-cell>
          <table:table-cell table:formula="of:=IF([.E6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8])-2)/10" office:value-type="float" office:value="6.6" calcext:value-type="float">
            <text:p>6.6</text:p>
          </table:table-cell>
          <table:table-cell table:formula="of:=[.$L$7]-([.$L$7]-[.$L$6])*EXP(-[.A68]/[.$L$8])" office:value-type="float" office:value="99.9849266924905" calcext:value-type="float">
            <text:p>99.9849266924905</text:p>
          </table:table-cell>
          <table:table-cell table:formula="of:=[.B68]-[.B67]" office:value-type="float" office:value="0.00214991808653053" calcext:value-type="float">
            <text:p>0.00214991808653053</text:p>
          </table:table-cell>
          <table:table-cell table:formula="of:=[.D67]*[.$L$1]+(1-[.$L$1])*[.C68]" office:value-type="float" office:value="0.0523591936556768" calcext:value-type="float">
            <text:p>0.0523591936556768</text:p>
          </table:table-cell>
          <table:table-cell table:formula="of:=IF(ABS([.D68])&lt;[.$L$2];[.E67]+1;IF(AND(ABS([.D68])&lt;[.$L$4];[.E67]&gt;0);[.E67]+1;0))" office:value-type="float" office:value="0" calcext:value-type="float">
            <text:p>0</text:p>
          </table:table-cell>
          <table:table-cell table:formula="of:=IF([.E6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69])-2)/10" office:value-type="float" office:value="6.7" calcext:value-type="float">
            <text:p>6.7</text:p>
          </table:table-cell>
          <table:table-cell table:formula="of:=[.$L$7]-([.$L$7]-[.$L$6])*EXP(-[.A69]/[.$L$8])" office:value-type="float" office:value="99.9868082434379" calcext:value-type="float">
            <text:p>99.9868082434379</text:p>
          </table:table-cell>
          <table:table-cell table:formula="of:=[.B69]-[.B68]" office:value-type="float" office:value="0.00188155094747344" calcext:value-type="float">
            <text:p>0.00188155094747344</text:p>
          </table:table-cell>
          <table:table-cell table:formula="of:=[.D68]*[.$L$1]+(1-[.$L$1])*[.C69]" office:value-type="float" office:value="0.0473114293848565" calcext:value-type="float">
            <text:p>0.0473114293848565</text:p>
          </table:table-cell>
          <table:table-cell table:formula="of:=IF(ABS([.D69])&lt;[.$L$2];[.E68]+1;IF(AND(ABS([.D69])&lt;[.$L$4];[.E68]&gt;0);[.E68]+1;0))" office:value-type="float" office:value="0" calcext:value-type="float">
            <text:p>0</text:p>
          </table:table-cell>
          <table:table-cell table:formula="of:=IF([.E6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0])-2)/10" office:value-type="float" office:value="6.8" calcext:value-type="float">
            <text:p>6.8</text:p>
          </table:table-cell>
          <table:table-cell table:formula="of:=[.$L$7]-([.$L$7]-[.$L$6])*EXP(-[.A70]/[.$L$8])" office:value-type="float" office:value="99.9884549266256" calcext:value-type="float">
            <text:p>99.9884549266256</text:p>
          </table:table-cell>
          <table:table-cell table:formula="of:=[.B70]-[.B69]" office:value-type="float" office:value="0.00164668318763006" calcext:value-type="float">
            <text:p>0.00164668318763006</text:p>
          </table:table-cell>
          <table:table-cell table:formula="of:=[.D69]*[.$L$1]+(1-[.$L$1])*[.C70]" office:value-type="float" office:value="0.0427449547651339" calcext:value-type="float">
            <text:p>0.0427449547651339</text:p>
          </table:table-cell>
          <table:table-cell table:formula="of:=IF(ABS([.D70])&lt;[.$L$2];[.E69]+1;IF(AND(ABS([.D70])&lt;[.$L$4];[.E69]&gt;0);[.E69]+1;0))" office:value-type="float" office:value="0" calcext:value-type="float">
            <text:p>0</text:p>
          </table:table-cell>
          <table:table-cell table:formula="of:=IF([.E7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1])-2)/10" office:value-type="float" office:value="6.9" calcext:value-type="float">
            <text:p>6.9</text:p>
          </table:table-cell>
          <table:table-cell table:formula="of:=[.$L$7]-([.$L$7]-[.$L$6])*EXP(-[.A71]/[.$L$8])" office:value-type="float" office:value="99.9898960598163" calcext:value-type="float">
            <text:p>99.9898960598163</text:p>
          </table:table-cell>
          <table:table-cell table:formula="of:=[.B71]-[.B70]" office:value-type="float" office:value="0.00144113319073824" calcext:value-type="float">
            <text:p>0.00144113319073824</text:p>
          </table:table-cell>
          <table:table-cell table:formula="of:=[.D70]*[.$L$1]+(1-[.$L$1])*[.C71]" office:value-type="float" office:value="0.0386145726076943" calcext:value-type="float">
            <text:p>0.0386145726076943</text:p>
          </table:table-cell>
          <table:table-cell table:formula="of:=IF(ABS([.D71])&lt;[.$L$2];[.E70]+1;IF(AND(ABS([.D71])&lt;[.$L$4];[.E70]&gt;0);[.E70]+1;0))" office:value-type="float" office:value="0" calcext:value-type="float">
            <text:p>0</text:p>
          </table:table-cell>
          <table:table-cell table:formula="of:=IF([.E7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2])-2)/10" office:value-type="float" office:value="7" calcext:value-type="float">
            <text:p>7</text:p>
          </table:table-cell>
          <table:table-cell table:formula="of:=[.$L$7]-([.$L$7]-[.$L$6])*EXP(-[.A72]/[.$L$8])" office:value-type="float" office:value="99.991157301134" calcext:value-type="float">
            <text:p>99.991157301134</text:p>
          </table:table-cell>
          <table:table-cell table:formula="of:=[.B72]-[.B71]" office:value-type="float" office:value="0.00126124131772087" calcext:value-type="float">
            <text:p>0.00126124131772087</text:p>
          </table:table-cell>
          <table:table-cell table:formula="of:=[.D71]*[.$L$1]+(1-[.$L$1])*[.C72]" office:value-type="float" office:value="0.034879239478697" calcext:value-type="float">
            <text:p>0.034879239478697</text:p>
          </table:table-cell>
          <table:table-cell table:formula="of:=IF(ABS([.D72])&lt;[.$L$2];[.E71]+1;IF(AND(ABS([.D72])&lt;[.$L$4];[.E71]&gt;0);[.E71]+1;0))" office:value-type="float" office:value="0" calcext:value-type="float">
            <text:p>0</text:p>
          </table:table-cell>
          <table:table-cell table:formula="of:=IF([.E7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3])-2)/10" office:value-type="float" office:value="7.1" calcext:value-type="float">
            <text:p>7.1</text:p>
          </table:table-cell>
          <table:table-cell table:formula="of:=[.$L$7]-([.$L$7]-[.$L$6])*EXP(-[.A73]/[.$L$8])" office:value-type="float" office:value="99.9922611058842" calcext:value-type="float">
            <text:p>99.9922611058842</text:p>
          </table:table-cell>
          <table:table-cell table:formula="of:=[.B73]-[.B72]" office:value-type="float" office:value="0.00110380475014438" calcext:value-type="float">
            <text:p>0.00110380475014438</text:p>
          </table:table-cell>
          <table:table-cell table:formula="of:=[.D72]*[.$L$1]+(1-[.$L$1])*[.C73]" office:value-type="float" office:value="0.0315016960058417" calcext:value-type="float">
            <text:p>0.0315016960058417</text:p>
          </table:table-cell>
          <table:table-cell table:formula="of:=IF(ABS([.D73])&lt;[.$L$2];[.E72]+1;IF(AND(ABS([.D73])&lt;[.$L$4];[.E72]&gt;0);[.E72]+1;0))" office:value-type="float" office:value="0" calcext:value-type="float">
            <text:p>0</text:p>
          </table:table-cell>
          <table:table-cell table:formula="of:=IF([.E7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4])-2)/10" office:value-type="float" office:value="7.2" calcext:value-type="float">
            <text:p>7.2</text:p>
          </table:table-cell>
          <table:table-cell table:formula="of:=[.$L$7]-([.$L$7]-[.$L$6])*EXP(-[.A74]/[.$L$8])" office:value-type="float" office:value="99.9932271263509" calcext:value-type="float">
            <text:p>99.9932271263509</text:p>
          </table:table-cell>
          <table:table-cell table:formula="of:=[.B74]-[.B73]" office:value-type="float" office:value="0.000966020466762529" calcext:value-type="float">
            <text:p>0.000966020466762529</text:p>
          </table:table-cell>
          <table:table-cell table:formula="of:=[.D73]*[.$L$1]+(1-[.$L$1])*[.C74]" office:value-type="float" office:value="0.0284481284519338" calcext:value-type="float">
            <text:p>0.0284481284519338</text:p>
          </table:table-cell>
          <table:table-cell table:formula="of:=IF(ABS([.D74])&lt;[.$L$2];[.E73]+1;IF(AND(ABS([.D74])&lt;[.$L$4];[.E73]&gt;0);[.E73]+1;0))" office:value-type="float" office:value="0" calcext:value-type="float">
            <text:p>0</text:p>
          </table:table-cell>
          <table:table-cell table:formula="of:=IF([.E7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5])-2)/10" office:value-type="float" office:value="7.3" calcext:value-type="float">
            <text:p>7.3</text:p>
          </table:table-cell>
          <table:table-cell table:formula="of:=[.$L$7]-([.$L$7]-[.$L$6])*EXP(-[.A75]/[.$L$8])" office:value-type="float" office:value="99.9940725616891" calcext:value-type="float">
            <text:p>99.9940725616891</text:p>
          </table:table-cell>
          <table:table-cell table:formula="of:=[.B75]-[.B74]" office:value-type="float" office:value="0.000845435338149514" calcext:value-type="float">
            <text:p>0.000845435338149514</text:p>
          </table:table-cell>
          <table:table-cell table:formula="of:=[.D74]*[.$L$1]+(1-[.$L$1])*[.C75]" office:value-type="float" office:value="0.0256878591405554" calcext:value-type="float">
            <text:p>0.0256878591405554</text:p>
          </table:table-cell>
          <table:table-cell table:formula="of:=IF(ABS([.D75])&lt;[.$L$2];[.E74]+1;IF(AND(ABS([.D75])&lt;[.$L$4];[.E74]&gt;0);[.E74]+1;0))" office:value-type="float" office:value="0" calcext:value-type="float">
            <text:p>0</text:p>
          </table:table-cell>
          <table:table-cell table:formula="of:=IF([.E7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6])-2)/10" office:value-type="float" office:value="7.4" calcext:value-type="float">
            <text:p>7.4</text:p>
          </table:table-cell>
          <table:table-cell table:formula="of:=[.$L$7]-([.$L$7]-[.$L$6])*EXP(-[.A76]/[.$L$8])" office:value-type="float" office:value="99.99481246414" calcext:value-type="float">
            <text:p>99.99481246414</text:p>
          </table:table-cell>
          <table:table-cell table:formula="of:=[.B76]-[.B75]" office:value-type="float" office:value="0.00073990245093114" calcext:value-type="float">
            <text:p>0.00073990245093114</text:p>
          </table:table-cell>
          <table:table-cell table:formula="of:=[.D75]*[.$L$1]+(1-[.$L$1])*[.C76]" office:value-type="float" office:value="0.0231930634715929" calcext:value-type="float">
            <text:p>0.0231930634715929</text:p>
          </table:table-cell>
          <table:table-cell table:formula="of:=IF(ABS([.D76])&lt;[.$L$2];[.E75]+1;IF(AND(ABS([.D76])&lt;[.$L$4];[.E75]&gt;0);[.E75]+1;0))" office:value-type="float" office:value="0" calcext:value-type="float">
            <text:p>0</text:p>
          </table:table-cell>
          <table:table-cell table:formula="of:=IF([.E7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7])-2)/10" office:value-type="float" office:value="7.5" calcext:value-type="float">
            <text:p>7.5</text:p>
          </table:table-cell>
          <table:table-cell table:formula="of:=[.$L$7]-([.$L$7]-[.$L$6])*EXP(-[.A77]/[.$L$8])" office:value-type="float" office:value="99.9954600070238" calcext:value-type="float">
            <text:p>99.9954600070238</text:p>
          </table:table-cell>
          <table:table-cell table:formula="of:=[.B77]-[.B76]" office:value-type="float" office:value="0.000647542883754682" calcext:value-type="float">
            <text:p>0.000647542883754682</text:p>
          </table:table-cell>
          <table:table-cell table:formula="of:=[.D76]*[.$L$1]+(1-[.$L$1])*[.C77]" office:value-type="float" office:value="0.0209385114128091" calcext:value-type="float">
            <text:p>0.0209385114128091</text:p>
          </table:table-cell>
          <table:table-cell table:formula="of:=IF(ABS([.D77])&lt;[.$L$2];[.E76]+1;IF(AND(ABS([.D77])&lt;[.$L$4];[.E76]&gt;0);[.E76]+1;0))" office:value-type="float" office:value="0" calcext:value-type="float">
            <text:p>0</text:p>
          </table:table-cell>
          <table:table-cell table:formula="of:=IF([.E7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8])-2)/10" office:value-type="float" office:value="7.6" calcext:value-type="float">
            <text:p>7.6</text:p>
          </table:table-cell>
          <table:table-cell table:formula="of:=[.$L$7]-([.$L$7]-[.$L$6])*EXP(-[.A78]/[.$L$8])" office:value-type="float" office:value="99.9960267192786" calcext:value-type="float">
            <text:p>99.9960267192786</text:p>
          </table:table-cell>
          <table:table-cell table:formula="of:=[.B78]-[.B77]" office:value-type="float" office:value="0.000566712254794766" calcext:value-type="float">
            <text:p>0.000566712254794766</text:p>
          </table:table-cell>
          <table:table-cell table:formula="of:=[.D77]*[.$L$1]+(1-[.$L$1])*[.C78]" office:value-type="float" office:value="0.0189013314970077" calcext:value-type="float">
            <text:p>0.0189013314970077</text:p>
          </table:table-cell>
          <table:table-cell table:formula="of:=IF(ABS([.D78])&lt;[.$L$2];[.E77]+1;IF(AND(ABS([.D78])&lt;[.$L$4];[.E77]&gt;0);[.E77]+1;0))" office:value-type="float" office:value="0" calcext:value-type="float">
            <text:p>0</text:p>
          </table:table-cell>
          <table:table-cell table:formula="of:=IF([.E7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79])-2)/10" office:value-type="float" office:value="7.7" calcext:value-type="float">
            <text:p>7.7</text:p>
          </table:table-cell>
          <table:table-cell table:formula="of:=[.$L$7]-([.$L$7]-[.$L$6])*EXP(-[.A79]/[.$L$8])" office:value-type="float" office:value="99.9965226907235" calcext:value-type="float">
            <text:p>99.9965226907235</text:p>
          </table:table-cell>
          <table:table-cell table:formula="of:=[.B79]-[.B78]" office:value-type="float" office:value="0.000495971444962606" calcext:value-type="float">
            <text:p>0.000495971444962606</text:p>
          </table:table-cell>
          <table:table-cell table:formula="of:=[.D78]*[.$L$1]+(1-[.$L$1])*[.C79]" office:value-type="float" office:value="0.0170607954918032" calcext:value-type="float">
            <text:p>0.0170607954918032</text:p>
          </table:table-cell>
          <table:table-cell table:formula="of:=IF(ABS([.D79])&lt;[.$L$2];[.E78]+1;IF(AND(ABS([.D79])&lt;[.$L$4];[.E78]&gt;0);[.E78]+1;0))" office:value-type="float" office:value="0" calcext:value-type="float">
            <text:p>0</text:p>
          </table:table-cell>
          <table:table-cell table:formula="of:=IF([.E7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0])-2)/10" office:value-type="float" office:value="7.8" calcext:value-type="float">
            <text:p>7.8</text:p>
          </table:table-cell>
          <table:table-cell table:formula="of:=[.$L$7]-([.$L$7]-[.$L$6])*EXP(-[.A80]/[.$L$8])" office:value-type="float" office:value="99.9969567516992" calcext:value-type="float">
            <text:p>99.9969567516992</text:p>
          </table:table-cell>
          <table:table-cell table:formula="of:=[.B80]-[.B79]" office:value-type="float" office:value="0.000434060975649686" calcext:value-type="float">
            <text:p>0.000434060975649686</text:p>
          </table:table-cell>
          <table:table-cell table:formula="of:=[.D79]*[.$L$1]+(1-[.$L$1])*[.C80]" office:value-type="float" office:value="0.0153981220401878" calcext:value-type="float">
            <text:p>0.0153981220401878</text:p>
          </table:table-cell>
          <table:table-cell table:formula="of:=IF(ABS([.D80])&lt;[.$L$2];[.E79]+1;IF(AND(ABS([.D80])&lt;[.$L$4];[.E79]&gt;0);[.E79]+1;0))" office:value-type="float" office:value="0" calcext:value-type="float">
            <text:p>0</text:p>
          </table:table-cell>
          <table:table-cell table:formula="of:=IF([.E8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1])-2)/10" office:value-type="float" office:value="7.9" calcext:value-type="float">
            <text:p>7.9</text:p>
          </table:table-cell>
          <table:table-cell table:formula="of:=[.$L$7]-([.$L$7]-[.$L$6])*EXP(-[.A81]/[.$L$8])" office:value-type="float" office:value="99.9973366302839" calcext:value-type="float">
            <text:p>99.9973366302839</text:p>
          </table:table-cell>
          <table:table-cell table:formula="of:=[.B81]-[.B80]" office:value-type="float" office:value="0.00037987858472377" calcext:value-type="float">
            <text:p>0.00037987858472377</text:p>
          </table:table-cell>
          <table:table-cell table:formula="of:=[.D80]*[.$L$1]+(1-[.$L$1])*[.C81]" office:value-type="float" office:value="0.0138962976946414" calcext:value-type="float">
            <text:p>0.0138962976946414</text:p>
          </table:table-cell>
          <table:table-cell table:formula="of:=IF(ABS([.D81])&lt;[.$L$2];[.E80]+1;IF(AND(ABS([.D81])&lt;[.$L$4];[.E80]&gt;0);[.E80]+1;0))" office:value-type="float" office:value="0" calcext:value-type="float">
            <text:p>0</text:p>
          </table:table-cell>
          <table:table-cell table:formula="of:=IF([.E8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2])-2)/10" office:value-type="float" office:value="8" calcext:value-type="float">
            <text:p>8</text:p>
          </table:table-cell>
          <table:table-cell table:formula="of:=[.$L$7]-([.$L$7]-[.$L$6])*EXP(-[.A82]/[.$L$8])" office:value-type="float" office:value="99.9976690898857" calcext:value-type="float">
            <text:p>99.9976690898857</text:p>
          </table:table-cell>
          <table:table-cell table:formula="of:=[.B82]-[.B81]" office:value-type="float" office:value="0.000332459601821711" calcext:value-type="float">
            <text:p>0.000332459601821711</text:p>
          </table:table-cell>
          <table:table-cell table:formula="of:=[.D81]*[.$L$1]+(1-[.$L$1])*[.C82]" office:value-type="float" office:value="0.0125399138853594" calcext:value-type="float">
            <text:p>0.0125399138853594</text:p>
          </table:table-cell>
          <table:table-cell table:formula="of:=IF(ABS([.D82])&lt;[.$L$2];[.E81]+1;IF(AND(ABS([.D82])&lt;[.$L$4];[.E81]&gt;0);[.E81]+1;0))" office:value-type="float" office:value="0" calcext:value-type="float">
            <text:p>0</text:p>
          </table:table-cell>
          <table:table-cell table:formula="of:=IF([.E8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3])-2)/10" office:value-type="float" office:value="8.1" calcext:value-type="float">
            <text:p>8.1</text:p>
          </table:table-cell>
          <table:table-cell table:formula="of:=[.$L$7]-([.$L$7]-[.$L$6])*EXP(-[.A83]/[.$L$8])" office:value-type="float" office:value="99.9979600496589" calcext:value-type="float">
            <text:p>99.9979600496589</text:p>
          </table:table-cell>
          <table:table-cell table:formula="of:=[.B83]-[.B82]" office:value-type="float" office:value="0.000290959773181498" calcext:value-type="float">
            <text:p>0.000290959773181498</text:p>
          </table:table-cell>
          <table:table-cell table:formula="of:=[.D82]*[.$L$1]+(1-[.$L$1])*[.C83]" office:value-type="float" office:value="0.0113150184741417" calcext:value-type="float">
            <text:p>0.0113150184741417</text:p>
          </table:table-cell>
          <table:table-cell table:formula="of:=IF(ABS([.D83])&lt;[.$L$2];[.E82]+1;IF(AND(ABS([.D83])&lt;[.$L$4];[.E82]&gt;0);[.E82]+1;0))" office:value-type="float" office:value="0" calcext:value-type="float">
            <text:p>0</text:p>
          </table:table-cell>
          <table:table-cell table:formula="of:=IF([.E8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4])-2)/10" office:value-type="float" office:value="8.2" calcext:value-type="float">
            <text:p>8.2</text:p>
          </table:table-cell>
          <table:table-cell table:formula="of:=[.$L$7]-([.$L$7]-[.$L$6])*EXP(-[.A84]/[.$L$8])" office:value-type="float" office:value="99.9982146898893" calcext:value-type="float">
            <text:p>99.9982146898893</text:p>
          </table:table-cell>
          <table:table-cell table:formula="of:=[.B84]-[.B83]" office:value-type="float" office:value="0.000254640230394898" calcext:value-type="float">
            <text:p>0.000254640230394898</text:p>
          </table:table-cell>
          <table:table-cell table:formula="of:=[.D83]*[.$L$1]+(1-[.$L$1])*[.C84]" office:value-type="float" office:value="0.010208980649767" calcext:value-type="float">
            <text:p>0.010208980649767</text:p>
          </table:table-cell>
          <table:table-cell table:formula="of:=IF(ABS([.D84])&lt;[.$L$2];[.E83]+1;IF(AND(ABS([.D84])&lt;[.$L$4];[.E83]&gt;0);[.E83]+1;0))" office:value-type="float" office:value="0" calcext:value-type="float">
            <text:p>0</text:p>
          </table:table-cell>
          <table:table-cell table:formula="of:=IF([.E8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5])-2)/10" office:value-type="float" office:value="8.3" calcext:value-type="float">
            <text:p>8.3</text:p>
          </table:table-cell>
          <table:table-cell table:formula="of:=[.$L$7]-([.$L$7]-[.$L$6])*EXP(-[.A85]/[.$L$8])" office:value-type="float" office:value="99.9984375442249" calcext:value-type="float">
            <text:p>99.9984375442249</text:p>
          </table:table-cell>
          <table:table-cell table:formula="of:=[.B85]-[.B84]" office:value-type="float" office:value="0.000222854335603984" calcext:value-type="float">
            <text:p>0.000222854335603984</text:p>
          </table:table-cell>
          <table:table-cell table:formula="of:=[.D84]*[.$L$1]+(1-[.$L$1])*[.C85]" office:value-type="float" office:value="0.00921036801835068" calcext:value-type="float">
            <text:p>0.00921036801835068</text:p>
          </table:table-cell>
          <table:table-cell table:formula="of:=IF(ABS([.D85])&lt;[.$L$2];[.E84]+1;IF(AND(ABS([.D85])&lt;[.$L$4];[.E84]&gt;0);[.E84]+1;0))" office:value-type="float" office:value="0" calcext:value-type="float">
            <text:p>0</text:p>
          </table:table-cell>
          <table:table-cell table:formula="of:=IF([.E8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6])-2)/10" office:value-type="float" office:value="8.4" calcext:value-type="float">
            <text:p>8.4</text:p>
          </table:table-cell>
          <table:table-cell table:formula="of:=[.$L$7]-([.$L$7]-[.$L$6])*EXP(-[.A86]/[.$L$8])" office:value-type="float" office:value="99.9986325803934" calcext:value-type="float">
            <text:p>99.9986325803934</text:p>
          </table:table-cell>
          <table:table-cell table:formula="of:=[.B86]-[.B85]" office:value-type="float" office:value="0.000195036168548768" calcext:value-type="float">
            <text:p>0.000195036168548768</text:p>
          </table:table-cell>
          <table:table-cell table:formula="of:=[.D85]*[.$L$1]+(1-[.$L$1])*[.C86]" office:value-type="float" office:value="0.00830883483337049" calcext:value-type="float">
            <text:p>0.00830883483337049</text:p>
          </table:table-cell>
          <table:table-cell table:formula="of:=IF(ABS([.D86])&lt;[.$L$2];[.E85]+1;IF(AND(ABS([.D86])&lt;[.$L$4];[.E85]&gt;0);[.E85]+1;0))" office:value-type="float" office:value="0" calcext:value-type="float">
            <text:p>0</text:p>
          </table:table-cell>
          <table:table-cell table:formula="of:=IF([.E8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7])-2)/10" office:value-type="float" office:value="8.5" calcext:value-type="float">
            <text:p>8.5</text:p>
          </table:table-cell>
          <table:table-cell table:formula="of:=[.$L$7]-([.$L$7]-[.$L$6])*EXP(-[.A87]/[.$L$8])" office:value-type="float" office:value="99.9988032708444" calcext:value-type="float">
            <text:p>99.9988032708444</text:p>
          </table:table-cell>
          <table:table-cell table:formula="of:=[.B87]-[.B86]" office:value-type="float" office:value="0.000170690450957522" calcext:value-type="float">
            <text:p>0.000170690450957522</text:p>
          </table:table-cell>
          <table:table-cell table:formula="of:=[.D86]*[.$L$1]+(1-[.$L$1])*[.C87]" office:value-type="float" office:value="0.00749502039512919" calcext:value-type="float">
            <text:p>0.00749502039512919</text:p>
          </table:table-cell>
          <table:table-cell table:formula="of:=IF(ABS([.D87])&lt;[.$L$2];[.E86]+1;IF(AND(ABS([.D87])&lt;[.$L$4];[.E86]&gt;0);[.E86]+1;0))" office:value-type="float" office:value="0" calcext:value-type="float">
            <text:p>0</text:p>
          </table:table-cell>
          <table:table-cell table:formula="of:=IF([.E8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8])-2)/10" office:value-type="float" office:value="8.6" calcext:value-type="float">
            <text:p>8.6</text:p>
          </table:table-cell>
          <table:table-cell table:formula="of:=[.$L$7]-([.$L$7]-[.$L$6])*EXP(-[.A88]/[.$L$8])" office:value-type="float" office:value="99.9989526545729" calcext:value-type="float">
            <text:p>99.9989526545729</text:p>
          </table:table-cell>
          <table:table-cell table:formula="of:=[.B88]-[.B87]" office:value-type="float" office:value="0.000149383728498265" calcext:value-type="float">
            <text:p>0.000149383728498265</text:p>
          </table:table-cell>
          <table:table-cell table:formula="of:=[.D87]*[.$L$1]+(1-[.$L$1])*[.C88]" office:value-type="float" office:value="0.0067604567284661" calcext:value-type="float">
            <text:p>0.0067604567284661</text:p>
          </table:table-cell>
          <table:table-cell table:formula="of:=IF(ABS([.D88])&lt;[.$L$2];[.E87]+1;IF(AND(ABS([.D88])&lt;[.$L$4];[.E87]&gt;0);[.E87]+1;0))" office:value-type="float" office:value="0" calcext:value-type="float">
            <text:p>0</text:p>
          </table:table-cell>
          <table:table-cell table:formula="of:=IF([.E8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89])-2)/10" office:value-type="float" office:value="8.7" calcext:value-type="float">
            <text:p>8.7</text:p>
          </table:table-cell>
          <table:table-cell table:formula="of:=[.$L$7]-([.$L$7]-[.$L$6])*EXP(-[.A89]/[.$L$8])" office:value-type="float" office:value="99.9990833912264" calcext:value-type="float">
            <text:p>99.9990833912264</text:p>
          </table:table-cell>
          <table:table-cell table:formula="of:=[.B89]-[.B88]" office:value-type="float" office:value="0.000130736653488839" calcext:value-type="float">
            <text:p>0.000130736653488839</text:p>
          </table:table-cell>
          <table:table-cell table:formula="of:=[.D88]*[.$L$1]+(1-[.$L$1])*[.C89]" office:value-type="float" office:value="0.00609748472096837" calcext:value-type="float">
            <text:p>0.00609748472096837</text:p>
          </table:table-cell>
          <table:table-cell table:formula="of:=IF(ABS([.D89])&lt;[.$L$2];[.E88]+1;IF(AND(ABS([.D89])&lt;[.$L$4];[.E88]&gt;0);[.E88]+1;0))" office:value-type="float" office:value="0" calcext:value-type="float">
            <text:p>0</text:p>
          </table:table-cell>
          <table:table-cell table:formula="of:=IF([.E8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0])-2)/10" office:value-type="float" office:value="8.8" calcext:value-type="float">
            <text:p>8.8</text:p>
          </table:table-cell>
          <table:table-cell table:formula="of:=[.$L$7]-([.$L$7]-[.$L$6])*EXP(-[.A90]/[.$L$8])" office:value-type="float" office:value="99.9991978084573" calcext:value-type="float">
            <text:p>99.9991978084573</text:p>
          </table:table-cell>
          <table:table-cell table:formula="of:=[.B90]-[.B89]" office:value-type="float" office:value="0.000114417230946628" calcext:value-type="float">
            <text:p>0.000114417230946628</text:p>
          </table:table-cell>
          <table:table-cell table:formula="of:=[.D89]*[.$L$1]+(1-[.$L$1])*[.C90]" office:value-type="float" office:value="0.0054991779719662" calcext:value-type="float">
            <text:p>0.0054991779719662</text:p>
          </table:table-cell>
          <table:table-cell table:formula="of:=IF(ABS([.D90])&lt;[.$L$2];[.E89]+1;IF(AND(ABS([.D90])&lt;[.$L$4];[.E89]&gt;0);[.E89]+1;0))" office:value-type="float" office:value="0" calcext:value-type="float">
            <text:p>0</text:p>
          </table:table-cell>
          <table:table-cell table:formula="of:=IF([.E9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1])-2)/10" office:value-type="float" office:value="8.9" calcext:value-type="float">
            <text:p>8.9</text:p>
          </table:table-cell>
          <table:table-cell table:formula="of:=[.$L$7]-([.$L$7]-[.$L$6])*EXP(-[.A91]/[.$L$8])" office:value-type="float" office:value="99.9992979433651" calcext:value-type="float">
            <text:p>99.9992979433651</text:p>
          </table:table-cell>
          <table:table-cell table:formula="of:=[.B91]-[.B90]" office:value-type="float" office:value="0.000100134907768279" calcext:value-type="float">
            <text:p>0.000100134907768279</text:p>
          </table:table-cell>
          <table:table-cell table:formula="of:=[.D90]*[.$L$1]+(1-[.$L$1])*[.C91]" office:value-type="float" office:value="0.00495927366554641" calcext:value-type="float">
            <text:p>0.00495927366554641</text:p>
          </table:table-cell>
          <table:table-cell table:formula="of:=IF(ABS([.D91])&lt;[.$L$2];[.E90]+1;IF(AND(ABS([.D91])&lt;[.$L$4];[.E90]&gt;0);[.E90]+1;0))" office:value-type="float" office:value="0" calcext:value-type="float">
            <text:p>0</text:p>
          </table:table-cell>
          <table:table-cell table:formula="of:=IF([.E9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2])-2)/10" office:value-type="float" office:value="9" calcext:value-type="float">
            <text:p>9</text:p>
          </table:table-cell>
          <table:table-cell table:formula="of:=[.$L$7]-([.$L$7]-[.$L$6])*EXP(-[.A92]/[.$L$8])" office:value-type="float" office:value="99.9993855787647" calcext:value-type="float">
            <text:p>99.9993855787647</text:p>
          </table:table-cell>
          <table:table-cell table:formula="of:=[.B92]-[.B91]" office:value-type="float" office:value="0.0000876353995806767" calcext:value-type="float">
            <text:p>8.76353995806767E-05</text:p>
          </table:table-cell>
          <table:table-cell table:formula="of:=[.D91]*[.$L$1]+(1-[.$L$1])*[.C92]" office:value-type="float" office:value="0.00447210983894983" calcext:value-type="float">
            <text:p>0.00447210983894983</text:p>
          </table:table-cell>
          <table:table-cell table:formula="of:=IF(ABS([.D92])&lt;[.$L$2];[.E91]+1;IF(AND(ABS([.D92])&lt;[.$L$4];[.E91]&gt;0);[.E91]+1;0))" office:value-type="float" office:value="0" calcext:value-type="float">
            <text:p>0</text:p>
          </table:table-cell>
          <table:table-cell table:formula="of:=IF([.E9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3])-2)/10" office:value-type="float" office:value="9.1" calcext:value-type="float">
            <text:p>9.1</text:p>
          </table:table-cell>
          <table:table-cell table:formula="of:=[.$L$7]-([.$L$7]-[.$L$6])*EXP(-[.A93]/[.$L$8])" office:value-type="float" office:value="99.9994622749282" calcext:value-type="float">
            <text:p>99.9994622749282</text:p>
          </table:table-cell>
          <table:table-cell table:formula="of:=[.B93]-[.B92]" office:value-type="float" office:value="0.0000766961635036978" calcext:value-type="float">
            <text:p>7.66961635036978E-05</text:p>
          </table:table-cell>
          <table:table-cell table:formula="of:=[.D92]*[.$L$1]+(1-[.$L$1])*[.C93]" office:value-type="float" office:value="0.00403256847140522" calcext:value-type="float">
            <text:p>0.00403256847140522</text:p>
          </table:table-cell>
          <table:table-cell table:formula="of:=IF(ABS([.D93])&lt;[.$L$2];[.E92]+1;IF(AND(ABS([.D93])&lt;[.$L$4];[.E92]&gt;0);[.E92]+1;0))" office:value-type="float" office:value="0" calcext:value-type="float">
            <text:p>0</text:p>
          </table:table-cell>
          <table:table-cell table:formula="of:=IF([.E9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4])-2)/10" office:value-type="float" office:value="9.2" calcext:value-type="float">
            <text:p>9.2</text:p>
          </table:table-cell>
          <table:table-cell table:formula="of:=[.$L$7]-([.$L$7]-[.$L$6])*EXP(-[.A94]/[.$L$8])" office:value-type="float" office:value="99.9995293973642" calcext:value-type="float">
            <text:p>99.9995293973642</text:p>
          </table:table-cell>
          <table:table-cell table:formula="of:=[.B94]-[.B93]" office:value-type="float" office:value="0.0000671224359933831" calcext:value-type="float">
            <text:p>6.71224359933831E-05</text:p>
          </table:table-cell>
          <table:table-cell table:formula="of:=[.D93]*[.$L$1]+(1-[.$L$1])*[.C94]" office:value-type="float" office:value="0.00363602386786404" calcext:value-type="float">
            <text:p>0.00363602386786404</text:p>
          </table:table-cell>
          <table:table-cell table:formula="of:=IF(ABS([.D94])&lt;[.$L$2];[.E93]+1;IF(AND(ABS([.D94])&lt;[.$L$4];[.E93]&gt;0);[.E93]+1;0))" office:value-type="float" office:value="0" calcext:value-type="float">
            <text:p>0</text:p>
          </table:table-cell>
          <table:table-cell table:formula="of:=IF([.E9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5])-2)/10" office:value-type="float" office:value="9.3" calcext:value-type="float">
            <text:p>9.3</text:p>
          </table:table-cell>
          <table:table-cell table:formula="of:=[.$L$7]-([.$L$7]-[.$L$6])*EXP(-[.A95]/[.$L$8])" office:value-type="float" office:value="99.9995881411293" calcext:value-type="float">
            <text:p>99.9995881411293</text:p>
          </table:table-cell>
          <table:table-cell table:formula="of:=[.B95]-[.B94]" office:value-type="float" office:value="0.0000587437650807487" calcext:value-type="float">
            <text:p>5.87437650807487E-05</text:p>
          </table:table-cell>
          <table:table-cell table:formula="of:=[.D94]*[.$L$1]+(1-[.$L$1])*[.C95]" office:value-type="float" office:value="0.00327829585758571" calcext:value-type="float">
            <text:p>0.00327829585758571</text:p>
          </table:table-cell>
          <table:table-cell table:formula="of:=IF(ABS([.D95])&lt;[.$L$2];[.E94]+1;IF(AND(ABS([.D95])&lt;[.$L$4];[.E94]&gt;0);[.E94]+1;0))" office:value-type="float" office:value="0" calcext:value-type="float">
            <text:p>0</text:p>
          </table:table-cell>
          <table:table-cell table:formula="of:=IF([.E9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6])-2)/10" office:value-type="float" office:value="9.4" calcext:value-type="float">
            <text:p>9.4</text:p>
          </table:table-cell>
          <table:table-cell table:formula="of:=[.$L$7]-([.$L$7]-[.$L$6])*EXP(-[.A96]/[.$L$8])" office:value-type="float" office:value="99.9996395521051" calcext:value-type="float">
            <text:p>99.9996395521051</text:p>
          </table:table-cell>
          <table:table-cell table:formula="of:=[.B96]-[.B95]" office:value-type="float" office:value="0.0000514109758569248" calcext:value-type="float">
            <text:p>5.14109758569248E-05</text:p>
          </table:table-cell>
          <table:table-cell table:formula="of:=[.D95]*[.$L$1]+(1-[.$L$1])*[.C96]" office:value-type="float" office:value="0.00295560736941283" calcext:value-type="float">
            <text:p>0.00295560736941283</text:p>
          </table:table-cell>
          <table:table-cell table:formula="of:=IF(ABS([.D96])&lt;[.$L$2];[.E95]+1;IF(AND(ABS([.D96])&lt;[.$L$4];[.E95]&gt;0);[.E95]+1;0))" office:value-type="float" office:value="0" calcext:value-type="float">
            <text:p>0</text:p>
          </table:table-cell>
          <table:table-cell table:formula="of:=IF([.E9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7])-2)/10" office:value-type="float" office:value="9.5" calcext:value-type="float">
            <text:p>9.5</text:p>
          </table:table-cell>
          <table:table-cell table:formula="of:=[.$L$7]-([.$L$7]-[.$L$6])*EXP(-[.A97]/[.$L$8])" office:value-type="float" office:value="99.9996845456195" calcext:value-type="float">
            <text:p>99.9996845456195</text:p>
          </table:table-cell>
          <table:table-cell table:formula="of:=[.B97]-[.B96]" office:value-type="float" office:value="0.0000449935143791436" calcext:value-type="float">
            <text:p>4.49935143791436E-05</text:p>
          </table:table-cell>
          <table:table-cell table:formula="of:=[.D96]*[.$L$1]+(1-[.$L$1])*[.C97]" office:value-type="float" office:value="0.00266454598390946" calcext:value-type="float">
            <text:p>0.00266454598390946</text:p>
          </table:table-cell>
          <table:table-cell table:formula="of:=IF(ABS([.D97])&lt;[.$L$2];[.E96]+1;IF(AND(ABS([.D97])&lt;[.$L$4];[.E96]&gt;0);[.E96]+1;0))" office:value-type="float" office:value="0" calcext:value-type="float">
            <text:p>0</text:p>
          </table:table-cell>
          <table:table-cell table:formula="of:=IF([.E9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8])-2)/10" office:value-type="float" office:value="9.6" calcext:value-type="float">
            <text:p>9.6</text:p>
          </table:table-cell>
          <table:table-cell table:formula="of:=[.$L$7]-([.$L$7]-[.$L$6])*EXP(-[.A98]/[.$L$8])" office:value-type="float" office:value="99.9997239227428" calcext:value-type="float">
            <text:p>99.9997239227428</text:p>
          </table:table-cell>
          <table:table-cell table:formula="of:=[.B98]-[.B97]" office:value-type="float" office:value="0.0000393771233149209" calcext:value-type="float">
            <text:p>3.93771233149209E-05</text:p>
          </table:table-cell>
          <table:table-cell table:formula="of:=[.D97]*[.$L$1]+(1-[.$L$1])*[.C98]" office:value-type="float" office:value="0.00240202909785001" calcext:value-type="float">
            <text:p>0.00240202909785001</text:p>
          </table:table-cell>
          <table:table-cell table:formula="of:=IF(ABS([.D98])&lt;[.$L$2];[.E97]+1;IF(AND(ABS([.D98])&lt;[.$L$4];[.E97]&gt;0);[.E97]+1;0))" office:value-type="float" office:value="0" calcext:value-type="float">
            <text:p>0</text:p>
          </table:table-cell>
          <table:table-cell table:formula="of:=IF([.E9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99])-2)/10" office:value-type="float" office:value="9.7" calcext:value-type="float">
            <text:p>9.7</text:p>
          </table:table-cell>
          <table:table-cell table:formula="of:=[.$L$7]-([.$L$7]-[.$L$6])*EXP(-[.A99]/[.$L$8])" office:value-type="float" office:value="99.9997583845505" calcext:value-type="float">
            <text:p>99.9997583845505</text:p>
          </table:table-cell>
          <table:table-cell table:formula="of:=[.B99]-[.B98]" office:value-type="float" office:value="0.0000344618077008363" calcext:value-type="float">
            <text:p>3.44618077008363E-05</text:p>
          </table:table-cell>
          <table:table-cell table:formula="of:=[.D98]*[.$L$1]+(1-[.$L$1])*[.C99]" office:value-type="float" office:value="0.00216527236883509" calcext:value-type="float">
            <text:p>0.00216527236883509</text:p>
          </table:table-cell>
          <table:table-cell table:formula="of:=IF(ABS([.D99])&lt;[.$L$2];[.E98]+1;IF(AND(ABS([.D99])&lt;[.$L$4];[.E98]&gt;0);[.E98]+1;0))" office:value-type="float" office:value="0" calcext:value-type="float">
            <text:p>0</text:p>
          </table:table-cell>
          <table:table-cell table:formula="of:=IF([.E9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0])-2)/10" office:value-type="float" office:value="9.8" calcext:value-type="float">
            <text:p>9.8</text:p>
          </table:table-cell>
          <table:table-cell table:formula="of:=[.$L$7]-([.$L$7]-[.$L$6])*EXP(-[.A100]/[.$L$8])" office:value-type="float" office:value="99.9997885446051" calcext:value-type="float">
            <text:p>99.9997885446051</text:p>
          </table:table-cell>
          <table:table-cell table:formula="of:=[.B100]-[.B99]" office:value-type="float" office:value="0.0000301600546208647" calcext:value-type="float">
            <text:p>3.01600546208647E-05</text:p>
          </table:table-cell>
          <table:table-cell table:formula="of:=[.D99]*[.$L$1]+(1-[.$L$1])*[.C100]" office:value-type="float" office:value="0.00195176113741367" calcext:value-type="float">
            <text:p>0.00195176113741367</text:p>
          </table:table-cell>
          <table:table-cell table:formula="of:=IF(ABS([.D100])&lt;[.$L$2];[.E99]+1;IF(AND(ABS([.D100])&lt;[.$L$4];[.E99]&gt;0);[.E99]+1;0))" office:value-type="float" office:value="0" calcext:value-type="float">
            <text:p>0</text:p>
          </table:table-cell>
          <table:table-cell table:formula="of:=IF([.E10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1])-2)/10" office:value-type="float" office:value="9.9" calcext:value-type="float">
            <text:p>9.9</text:p>
          </table:table-cell>
          <table:table-cell table:formula="of:=[.$L$7]-([.$L$7]-[.$L$6])*EXP(-[.A101]/[.$L$8])" office:value-type="float" office:value="99.9998149398802" calcext:value-type="float">
            <text:p>99.9998149398802</text:p>
          </table:table-cell>
          <table:table-cell table:formula="of:=[.B101]-[.B100]" office:value-type="float" office:value="0.000026395275114055" calcext:value-type="float">
            <text:p>2.6395275114055E-05</text:p>
          </table:table-cell>
          <table:table-cell table:formula="of:=[.D100]*[.$L$1]+(1-[.$L$1])*[.C101]" office:value-type="float" office:value="0.00175922455118371" calcext:value-type="float">
            <text:p>0.00175922455118371</text:p>
          </table:table-cell>
          <table:table-cell table:formula="of:=IF(ABS([.D101])&lt;[.$L$2];[.E100]+1;IF(AND(ABS([.D101])&lt;[.$L$4];[.E100]&gt;0);[.E100]+1;0))" office:value-type="float" office:value="0" calcext:value-type="float">
            <text:p>0</text:p>
          </table:table-cell>
          <table:table-cell table:formula="of:=IF([.E101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2])-2)/10" office:value-type="float" office:value="10" calcext:value-type="float">
            <text:p>10</text:p>
          </table:table-cell>
          <table:table-cell table:formula="of:=[.$L$7]-([.$L$7]-[.$L$6])*EXP(-[.A102]/[.$L$8])" office:value-type="float" office:value="99.9998380403208" calcext:value-type="float">
            <text:p>99.9998380403208</text:p>
          </table:table-cell>
          <table:table-cell table:formula="of:=[.B102]-[.B101]" office:value-type="float" office:value="0.0000231004405293334" calcext:value-type="float">
            <text:p>2.31004405293334E-05</text:p>
          </table:table-cell>
          <table:table-cell table:formula="of:=[.D101]*[.$L$1]+(1-[.$L$1])*[.C102]" office:value-type="float" office:value="0.00158561214011827" calcext:value-type="float">
            <text:p>0.00158561214011827</text:p>
          </table:table-cell>
          <table:table-cell table:formula="of:=IF(ABS([.D102])&lt;[.$L$2];[.E101]+1;IF(AND(ABS([.D102])&lt;[.$L$4];[.E101]&gt;0);[.E101]+1;0))" office:value-type="float" office:value="0" calcext:value-type="float">
            <text:p>0</text:p>
          </table:table-cell>
          <table:table-cell table:formula="of:=IF([.E102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3])-2)/10" office:value-type="float" office:value="10.1" calcext:value-type="float">
            <text:p>10.1</text:p>
          </table:table-cell>
          <table:table-cell table:formula="of:=[.$L$7]-([.$L$7]-[.$L$6])*EXP(-[.A103]/[.$L$8])" office:value-type="float" office:value="99.99985825721" calcext:value-type="float">
            <text:p>99.99985825721</text:p>
          </table:table-cell>
          <table:table-cell table:formula="of:=[.B103]-[.B102]" office:value-type="float" office:value="0.0000202168892116106" calcext:value-type="float">
            <text:p>2.02168892116106E-05</text:p>
          </table:table-cell>
          <table:table-cell table:formula="of:=[.D102]*[.$L$1]+(1-[.$L$1])*[.C103]" office:value-type="float" office:value="0.0014290726150276" calcext:value-type="float">
            <text:p>0.0014290726150276</text:p>
          </table:table-cell>
          <table:table-cell table:formula="of:=IF(ABS([.D103])&lt;[.$L$2];[.E102]+1;IF(AND(ABS([.D103])&lt;[.$L$4];[.E102]&gt;0);[.E102]+1;0))" office:value-type="float" office:value="0" calcext:value-type="float">
            <text:p>0</text:p>
          </table:table-cell>
          <table:table-cell table:formula="of:=IF([.E103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4])-2)/10" office:value-type="float" office:value="10.2" calcext:value-type="float">
            <text:p>10.2</text:p>
          </table:table-cell>
          <table:table-cell table:formula="of:=[.$L$7]-([.$L$7]-[.$L$6])*EXP(-[.A104]/[.$L$8])" office:value-type="float" office:value="99.999875950492" calcext:value-type="float">
            <text:p>99.999875950492</text:p>
          </table:table-cell>
          <table:table-cell table:formula="of:=[.B104]-[.B103]" office:value-type="float" office:value="0.0000176932820181719" calcext:value-type="float">
            <text:p>1.76932820181719E-05</text:p>
          </table:table-cell>
          <table:table-cell table:formula="of:=[.D103]*[.$L$1]+(1-[.$L$1])*[.C104]" office:value-type="float" office:value="0.00128793468172666" calcext:value-type="float">
            <text:p>0.00128793468172666</text:p>
          </table:table-cell>
          <table:table-cell table:formula="of:=IF(ABS([.D104])&lt;[.$L$2];[.E103]+1;IF(AND(ABS([.D104])&lt;[.$L$4];[.E103]&gt;0);[.E103]+1;0))" office:value-type="float" office:value="0" calcext:value-type="float">
            <text:p>0</text:p>
          </table:table-cell>
          <table:table-cell table:formula="of:=IF([.E104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5])-2)/10" office:value-type="float" office:value="10.3" calcext:value-type="float">
            <text:p>10.3</text:p>
          </table:table-cell>
          <table:table-cell table:formula="of:=[.$L$7]-([.$L$7]-[.$L$6])*EXP(-[.A105]/[.$L$8])" office:value-type="float" office:value="99.9998914351804" calcext:value-type="float">
            <text:p>99.9998914351804</text:p>
          </table:table-cell>
          <table:table-cell table:formula="of:=[.B105]-[.B104]" office:value-type="float" office:value="0.0000154846883617665" calcext:value-type="float">
            <text:p>1.54846883617665E-05</text:p>
          </table:table-cell>
          <table:table-cell table:formula="of:=[.D104]*[.$L$1]+(1-[.$L$1])*[.C105]" office:value-type="float" office:value="0.00116068968239017" calcext:value-type="float">
            <text:p>0.00116068968239017</text:p>
          </table:table-cell>
          <table:table-cell table:formula="of:=IF(ABS([.D105])&lt;[.$L$2];[.E104]+1;IF(AND(ABS([.D105])&lt;[.$L$4];[.E104]&gt;0);[.E104]+1;0))" office:value-type="float" office:value="0" calcext:value-type="float">
            <text:p>0</text:p>
          </table:table-cell>
          <table:table-cell table:formula="of:=IF([.E105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6])-2)/10" office:value-type="float" office:value="10.4" calcext:value-type="float">
            <text:p>10.4</text:p>
          </table:table-cell>
          <table:table-cell table:formula="of:=[.$L$7]-([.$L$7]-[.$L$6])*EXP(-[.A106]/[.$L$8])" office:value-type="float" office:value="99.9999049869665" calcext:value-type="float">
            <text:p>99.9999049869665</text:p>
          </table:table-cell>
          <table:table-cell table:formula="of:=[.B106]-[.B105]" office:value-type="float" office:value="0.0000135517861110657" calcext:value-type="float">
            <text:p>1.35517861110657E-05</text:p>
          </table:table-cell>
          <table:table-cell table:formula="of:=[.D105]*[.$L$1]+(1-[.$L$1])*[.C106]" office:value-type="float" office:value="0.00104597589276226" calcext:value-type="float">
            <text:p>0.00104597589276226</text:p>
          </table:table-cell>
          <table:table-cell table:formula="of:=IF(ABS([.D106])&lt;[.$L$2];[.E105]+1;IF(AND(ABS([.D106])&lt;[.$L$4];[.E105]&gt;0);[.E105]+1;0))" office:value-type="float" office:value="0" calcext:value-type="float">
            <text:p>0</text:p>
          </table:table-cell>
          <table:table-cell table:formula="of:=IF([.E106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7])-2)/10" office:value-type="float" office:value="10.5" calcext:value-type="float">
            <text:p>10.5</text:p>
          </table:table-cell>
          <table:table-cell table:formula="of:=[.$L$7]-([.$L$7]-[.$L$6])*EXP(-[.A107]/[.$L$8])" office:value-type="float" office:value="99.9999168471281" calcext:value-type="float">
            <text:p>99.9999168471281</text:p>
          </table:table-cell>
          <table:table-cell table:formula="of:=[.B107]-[.B106]" office:value-type="float" office:value="0.0000118601616208025" calcext:value-type="float">
            <text:p>1.18601616208025E-05</text:p>
          </table:table-cell>
          <table:table-cell table:formula="of:=[.D106]*[.$L$1]+(1-[.$L$1])*[.C107]" office:value-type="float" office:value="0.000942564319648115" calcext:value-type="float">
            <text:p>0.000942564319648115</text:p>
          </table:table-cell>
          <table:table-cell table:formula="of:=IF(ABS([.D107])&lt;[.$L$2];[.E106]+1;IF(AND(ABS([.D107])&lt;[.$L$4];[.E106]&gt;0);[.E106]+1;0))" office:value-type="float" office:value="1" calcext:value-type="float">
            <text:p>1</text:p>
          </table:table-cell>
          <table:table-cell table:formula="of:=IF([.E107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8])-2)/10" office:value-type="float" office:value="10.6" calcext:value-type="float">
            <text:p>10.6</text:p>
          </table:table-cell>
          <table:table-cell table:formula="of:=[.$L$7]-([.$L$7]-[.$L$6])*EXP(-[.A108]/[.$L$8])" office:value-type="float" office:value="99.9999272268251" calcext:value-type="float">
            <text:p>99.9999272268251</text:p>
          </table:table-cell>
          <table:table-cell table:formula="of:=[.B108]-[.B107]" office:value-type="float" office:value="0.0000103796970165604" calcext:value-type="float">
            <text:p>1.03796970165604E-05</text:p>
          </table:table-cell>
          <table:table-cell table:formula="of:=[.D107]*[.$L$1]+(1-[.$L$1])*[.C108]" office:value-type="float" office:value="0.000849345857384959" calcext:value-type="float">
            <text:p>0.000849345857384959</text:p>
          </table:table-cell>
          <table:table-cell table:formula="of:=IF(ABS([.D108])&lt;[.$L$2];[.E107]+1;IF(AND(ABS([.D108])&lt;[.$L$4];[.E107]&gt;0);[.E107]+1;0))" office:value-type="float" office:value="2" calcext:value-type="float">
            <text:p>2</text:p>
          </table:table-cell>
          <table:table-cell table:formula="of:=IF([.E108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09])-2)/10" office:value-type="float" office:value="10.7" calcext:value-type="float">
            <text:p>10.7</text:p>
          </table:table-cell>
          <table:table-cell table:formula="of:=[.$L$7]-([.$L$7]-[.$L$6])*EXP(-[.A109]/[.$L$8])" office:value-type="float" office:value="99.999936310859" calcext:value-type="float">
            <text:p>99.999936310859</text:p>
          </table:table-cell>
          <table:table-cell table:formula="of:=[.B109]-[.B108]" office:value-type="float" office:value="0.00000908403387711587" calcext:value-type="float">
            <text:p>9.08403387711587E-06</text:p>
          </table:table-cell>
          <table:table-cell table:formula="of:=[.D108]*[.$L$1]+(1-[.$L$1])*[.C109]" office:value-type="float" office:value="0.000765319675034175" calcext:value-type="float">
            <text:p>0.000765319675034175</text:p>
          </table:table-cell>
          <table:table-cell table:formula="of:=IF(ABS([.D109])&lt;[.$L$2];[.E108]+1;IF(AND(ABS([.D109])&lt;[.$L$4];[.E108]&gt;0);[.E108]+1;0))" office:value-type="float" office:value="3" calcext:value-type="float">
            <text:p>3</text:p>
          </table:table-cell>
          <table:table-cell table:formula="of:=IF([.E109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10])-2)/10" office:value-type="float" office:value="10.8" calcext:value-type="float">
            <text:p>10.8</text:p>
          </table:table-cell>
          <table:table-cell table:formula="of:=[.$L$7]-([.$L$7]-[.$L$6])*EXP(-[.A110]/[.$L$8])" office:value-type="float" office:value="99.9999442609631" calcext:value-type="float">
            <text:p>99.9999442609631</text:p>
          </table:table-cell>
          <table:table-cell table:formula="of:=[.B110]-[.B109]" office:value-type="float" office:value="0.00000795010409149199" calcext:value-type="float">
            <text:p>7.95010409149199E-06</text:p>
          </table:table-cell>
          <table:table-cell table:formula="of:=[.D109]*[.$L$1]+(1-[.$L$1])*[.C110]" office:value-type="float" office:value="0.000689582717939907" calcext:value-type="float">
            <text:p>0.000689582717939907</text:p>
          </table:table-cell>
          <table:table-cell table:formula="of:=IF(ABS([.D110])&lt;[.$L$2];[.E109]+1;IF(AND(ABS([.D110])&lt;[.$L$4];[.E109]&gt;0);[.E109]+1;0))" office:value-type="float" office:value="4" calcext:value-type="float">
            <text:p>4</text:p>
          </table:table-cell>
          <table:table-cell table:formula="of:=IF([.E110]&gt;=[.$L$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(ROW([.A111])-2)/10" office:value-type="float" office:value="10.9" calcext:value-type="float">
            <text:p>10.9</text:p>
          </table:table-cell>
          <table:table-cell table:formula="of:=[.$L$7]-([.$L$7]-[.$L$6])*EXP(-[.A111]/[.$L$8])" office:value-type="float" office:value="99.9999512186821" calcext:value-type="float">
            <text:p>99.9999512186821</text:p>
          </table:table-cell>
          <table:table-cell table:formula="of:=[.B111]-[.B110]" office:value-type="float" office:value="0.00000695771898051589" calcext:value-type="float">
            <text:p>6.95771898051589E-06</text:p>
          </table:table-cell>
          <table:table-cell table:formula="of:=[.D110]*[.$L$1]+(1-[.$L$1])*[.C111]" office:value-type="float" office:value="0.000621320218043967" calcext:value-type="float">
            <text:p>0.000621320218043967</text:p>
          </table:table-cell>
          <table:table-cell table:formula="of:=IF(ABS([.D111])&lt;[.$L$2];[.E110]+1;IF(AND(ABS([.D111])&lt;[.$L$4];[.E110]&gt;0);[.E110]+1;0))" office:value-type="float" office:value="5" calcext:value-type="float">
            <text:p>5</text:p>
          </table:table-cell>
          <table:table-cell table:formula="of:=IF([.E111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12])-2)/10" office:value-type="float" office:value="11" calcext:value-type="float">
            <text:p>11</text:p>
          </table:table-cell>
          <table:table-cell table:formula="of:=[.$L$7]-([.$L$7]-[.$L$6])*EXP(-[.A112]/[.$L$8])" office:value-type="float" office:value="99.9999573078921" calcext:value-type="float">
            <text:p>99.9999573078921</text:p>
          </table:table-cell>
          <table:table-cell table:formula="of:=[.B112]-[.B111]" office:value-type="float" office:value="0.00000608921000377904" calcext:value-type="float">
            <text:p>6.08921000377904E-06</text:p>
          </table:table-cell>
          <table:table-cell table:formula="of:=[.D111]*[.$L$1]+(1-[.$L$1])*[.C112]" office:value-type="float" office:value="0.000559797117239949" calcext:value-type="float">
            <text:p>0.000559797117239949</text:p>
          </table:table-cell>
          <table:table-cell table:formula="of:=IF(ABS([.D112])&lt;[.$L$2];[.E111]+1;IF(AND(ABS([.D112])&lt;[.$L$4];[.E111]&gt;0);[.E111]+1;0))" office:value-type="float" office:value="6" calcext:value-type="float">
            <text:p>6</text:p>
          </table:table-cell>
          <table:table-cell table:formula="of:=IF([.E112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13])-2)/10" office:value-type="float" office:value="11.1" calcext:value-type="float">
            <text:p>11.1</text:p>
          </table:table-cell>
          <table:table-cell table:formula="of:=[.$L$7]-([.$L$7]-[.$L$6])*EXP(-[.A113]/[.$L$8])" office:value-type="float" office:value="99.9999626370062" calcext:value-type="float">
            <text:p>99.9999626370062</text:p>
          </table:table-cell>
          <table:table-cell table:formula="of:=[.B113]-[.B112]" office:value-type="float" office:value="0.00000532911414552473" calcext:value-type="float">
            <text:p>5.32911414552473E-06</text:p>
          </table:table-cell>
          <table:table-cell table:formula="of:=[.D112]*[.$L$1]+(1-[.$L$1])*[.C113]" office:value-type="float" office:value="0.000504350316930506" calcext:value-type="float">
            <text:p>0.000504350316930506</text:p>
          </table:table-cell>
          <table:table-cell table:formula="of:=IF(ABS([.D113])&lt;[.$L$2];[.E112]+1;IF(AND(ABS([.D113])&lt;[.$L$4];[.E112]&gt;0);[.E112]+1;0))" office:value-type="float" office:value="7" calcext:value-type="float">
            <text:p>7</text:p>
          </table:table-cell>
          <table:table-cell table:formula="of:=IF([.E113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14])-2)/10" office:value-type="float" office:value="11.2" calcext:value-type="float">
            <text:p>11.2</text:p>
          </table:table-cell>
          <table:table-cell table:formula="of:=[.$L$7]-([.$L$7]-[.$L$6])*EXP(-[.A114]/[.$L$8])" office:value-type="float" office:value="99.9999673009047" calcext:value-type="float">
            <text:p>99.9999673009047</text:p>
          </table:table-cell>
          <table:table-cell table:formula="of:=[.B114]-[.B113]" office:value-type="float" office:value="0.00000466389850828364" calcext:value-type="float">
            <text:p>4.66389850828364E-06</text:p>
          </table:table-cell>
          <table:table-cell table:formula="of:=[.D113]*[.$L$1]+(1-[.$L$1])*[.C114]" office:value-type="float" office:value="0.000454381675088284" calcext:value-type="float">
            <text:p>0.000454381675088284</text:p>
          </table:table-cell>
          <table:table-cell table:formula="of:=IF(ABS([.D114])&lt;[.$L$2];[.E113]+1;IF(AND(ABS([.D114])&lt;[.$L$4];[.E113]&gt;0);[.E113]+1;0))" office:value-type="float" office:value="8" calcext:value-type="float">
            <text:p>8</text:p>
          </table:table-cell>
          <table:table-cell table:formula="of:=IF([.E114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15])-2)/10" office:value-type="float" office:value="11.3" calcext:value-type="float">
            <text:p>11.3</text:p>
          </table:table-cell>
          <table:table-cell table:formula="of:=[.$L$7]-([.$L$7]-[.$L$6])*EXP(-[.A115]/[.$L$8])" office:value-type="float" office:value="99.9999713826242" calcext:value-type="float">
            <text:p>99.9999713826242</text:p>
          </table:table-cell>
          <table:table-cell table:formula="of:=[.B115]-[.B114]" office:value-type="float" office:value="0.0000040817195241516" calcext:value-type="float">
            <text:p>4.0817195241516E-06</text:p>
          </table:table-cell>
          <table:table-cell table:formula="of:=[.D114]*[.$L$1]+(1-[.$L$1])*[.C115]" office:value-type="float" office:value="0.000409351679531871" calcext:value-type="float">
            <text:p>0.000409351679531871</text:p>
          </table:table-cell>
          <table:table-cell table:formula="of:=IF(ABS([.D115])&lt;[.$L$2];[.E114]+1;IF(AND(ABS([.D115])&lt;[.$L$4];[.E114]&gt;0);[.E114]+1;0))" office:value-type="float" office:value="9" calcext:value-type="float">
            <text:p>9</text:p>
          </table:table-cell>
          <table:table-cell table:formula="of:=IF([.E115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16])-2)/10" office:value-type="float" office:value="11.4" calcext:value-type="float">
            <text:p>11.4</text:p>
          </table:table-cell>
          <table:table-cell table:formula="of:=[.$L$7]-([.$L$7]-[.$L$6])*EXP(-[.A116]/[.$L$8])" office:value-type="float" office:value="99.9999749548363" calcext:value-type="float">
            <text:p>99.9999749548363</text:p>
          </table:table-cell>
          <table:table-cell table:formula="of:=[.B116]-[.B115]" office:value-type="float" office:value="0.00000357221203728386" calcext:value-type="float">
            <text:p>3.57221203728386E-06</text:p>
          </table:table-cell>
          <table:table-cell table:formula="of:=[.D115]*[.$L$1]+(1-[.$L$1])*[.C116]" office:value-type="float" office:value="0.000368773732782412" calcext:value-type="float">
            <text:p>0.000368773732782412</text:p>
          </table:table-cell>
          <table:table-cell table:formula="of:=IF(ABS([.D116])&lt;[.$L$2];[.E115]+1;IF(AND(ABS([.D116])&lt;[.$L$4];[.E115]&gt;0);[.E115]+1;0))" office:value-type="float" office:value="10" calcext:value-type="float">
            <text:p>10</text:p>
          </table:table-cell>
          <table:table-cell table:formula="of:=IF([.E116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17])-2)/10" office:value-type="float" office:value="11.5" calcext:value-type="float">
            <text:p>11.5</text:p>
          </table:table-cell>
          <table:table-cell table:formula="of:=[.$L$7]-([.$L$7]-[.$L$6])*EXP(-[.A117]/[.$L$8])" office:value-type="float" office:value="99.9999780811409" calcext:value-type="float">
            <text:p>99.9999780811409</text:p>
          </table:table-cell>
          <table:table-cell table:formula="of:=[.B117]-[.B116]" office:value-type="float" office:value="0.00000312630466225983" calcext:value-type="float">
            <text:p>3.12630466225983E-06</text:p>
          </table:table-cell>
          <table:table-cell table:formula="of:=[.D116]*[.$L$1]+(1-[.$L$1])*[.C117]" office:value-type="float" office:value="0.000332208989970397" calcext:value-type="float">
            <text:p>0.000332208989970397</text:p>
          </table:table-cell>
          <table:table-cell table:formula="of:=IF(ABS([.D117])&lt;[.$L$2];[.E116]+1;IF(AND(ABS([.D117])&lt;[.$L$4];[.E116]&gt;0);[.E116]+1;0))" office:value-type="float" office:value="11" calcext:value-type="float">
            <text:p>11</text:p>
          </table:table-cell>
          <table:table-cell table:formula="of:=IF([.E117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18])-2)/10" office:value-type="float" office:value="11.6" calcext:value-type="float">
            <text:p>11.6</text:p>
          </table:table-cell>
          <table:table-cell table:formula="of:=[.$L$7]-([.$L$7]-[.$L$6])*EXP(-[.A118]/[.$L$8])" office:value-type="float" office:value="99.9999808171994" calcext:value-type="float">
            <text:p>99.9999808171994</text:p>
          </table:table-cell>
          <table:table-cell table:formula="of:=[.B118]-[.B117]" office:value-type="float" office:value="0.00000273605843403857" calcext:value-type="float">
            <text:p>2.73605843403857E-06</text:p>
          </table:table-cell>
          <table:table-cell table:formula="of:=[.D117]*[.$L$1]+(1-[.$L$1])*[.C118]" office:value-type="float" office:value="0.000299261696816761" calcext:value-type="float">
            <text:p>0.000299261696816761</text:p>
          </table:table-cell>
          <table:table-cell table:formula="of:=IF(ABS([.D118])&lt;[.$L$2];[.E117]+1;IF(AND(ABS([.D118])&lt;[.$L$4];[.E117]&gt;0);[.E117]+1;0))" office:value-type="float" office:value="12" calcext:value-type="float">
            <text:p>12</text:p>
          </table:table-cell>
          <table:table-cell table:formula="of:=IF([.E118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19])-2)/10" office:value-type="float" office:value="11.7" calcext:value-type="float">
            <text:p>11.7</text:p>
          </table:table-cell>
          <table:table-cell table:formula="of:=[.$L$7]-([.$L$7]-[.$L$6])*EXP(-[.A119]/[.$L$8])" office:value-type="float" office:value="99.9999832117247" calcext:value-type="float">
            <text:p>99.9999832117247</text:p>
          </table:table-cell>
          <table:table-cell table:formula="of:=[.B119]-[.B118]" office:value-type="float" office:value="0.00000239452532468931" calcext:value-type="float">
            <text:p>2.39452532468931E-06</text:p>
          </table:table-cell>
          <table:table-cell table:formula="of:=[.D118]*[.$L$1]+(1-[.$L$1])*[.C119]" office:value-type="float" office:value="0.000269574979667554" calcext:value-type="float">
            <text:p>0.000269574979667554</text:p>
          </table:table-cell>
          <table:table-cell table:formula="of:=IF(ABS([.D119])&lt;[.$L$2];[.E118]+1;IF(AND(ABS([.D119])&lt;[.$L$4];[.E118]&gt;0);[.E118]+1;0))" office:value-type="float" office:value="13" calcext:value-type="float">
            <text:p>13</text:p>
          </table:table-cell>
          <table:table-cell table:formula="of:=IF([.E119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0])-2)/10" office:value-type="float" office:value="11.8" calcext:value-type="float">
            <text:p>11.8</text:p>
          </table:table-cell>
          <table:table-cell table:formula="of:=[.$L$7]-([.$L$7]-[.$L$6])*EXP(-[.A120]/[.$L$8])" office:value-type="float" office:value="99.9999853073494" calcext:value-type="float">
            <text:p>99.9999853073494</text:p>
          </table:table-cell>
          <table:table-cell table:formula="of:=[.B120]-[.B119]" office:value-type="float" office:value="0.00000209562469422053" calcext:value-type="float">
            <text:p>2.09562469422053E-06</text:p>
          </table:table-cell>
          <table:table-cell table:formula="of:=[.D119]*[.$L$1]+(1-[.$L$1])*[.C120]" office:value-type="float" office:value="0.00024282704417022" calcext:value-type="float">
            <text:p>0.00024282704417022</text:p>
          </table:table-cell>
          <table:table-cell table:formula="of:=IF(ABS([.D120])&lt;[.$L$2];[.E119]+1;IF(AND(ABS([.D120])&lt;[.$L$4];[.E119]&gt;0);[.E119]+1;0))" office:value-type="float" office:value="14" calcext:value-type="float">
            <text:p>14</text:p>
          </table:table-cell>
          <table:table-cell table:formula="of:=IF([.E120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1])-2)/10" office:value-type="float" office:value="11.9" calcext:value-type="float">
            <text:p>11.9</text:p>
          </table:table-cell>
          <table:table-cell table:formula="of:=[.$L$7]-([.$L$7]-[.$L$6])*EXP(-[.A121]/[.$L$8])" office:value-type="float" office:value="99.9999871413842" calcext:value-type="float">
            <text:p>99.9999871413842</text:p>
          </table:table-cell>
          <table:table-cell table:formula="of:=[.B121]-[.B120]" office:value-type="float" office:value="0.00000183403480491506" calcext:value-type="float">
            <text:p>1.83403480491506E-06</text:p>
          </table:table-cell>
          <table:table-cell table:formula="of:=[.D120]*[.$L$1]+(1-[.$L$1])*[.C121]" office:value-type="float" office:value="0.00021872774323369" calcext:value-type="float">
            <text:p>0.00021872774323369</text:p>
          </table:table-cell>
          <table:table-cell table:formula="of:=IF(ABS([.D121])&lt;[.$L$2];[.E120]+1;IF(AND(ABS([.D121])&lt;[.$L$4];[.E120]&gt;0);[.E120]+1;0))" office:value-type="float" office:value="15" calcext:value-type="float">
            <text:p>15</text:p>
          </table:table-cell>
          <table:table-cell table:formula="of:=IF([.E121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2])-2)/10" office:value-type="float" office:value="12" calcext:value-type="float">
            <text:p>12</text:p>
          </table:table-cell>
          <table:table-cell table:formula="of:=[.$L$7]-([.$L$7]-[.$L$6])*EXP(-[.A122]/[.$L$8])" office:value-type="float" office:value="99.9999887464825" calcext:value-type="float">
            <text:p>99.9999887464825</text:p>
          </table:table-cell>
          <table:table-cell table:formula="of:=[.B122]-[.B121]" office:value-type="float" office:value="0.00000160509833335709" calcext:value-type="float">
            <text:p>1.60509833335709E-06</text:p>
          </table:table-cell>
          <table:table-cell table:formula="of:=[.D121]*[.$L$1]+(1-[.$L$1])*[.C122]" office:value-type="float" office:value="0.000197015478743657" calcext:value-type="float">
            <text:p>0.000197015478743657</text:p>
          </table:table-cell>
          <table:table-cell table:formula="of:=IF(ABS([.D122])&lt;[.$L$2];[.E121]+1;IF(AND(ABS([.D122])&lt;[.$L$4];[.E121]&gt;0);[.E121]+1;0))" office:value-type="float" office:value="16" calcext:value-type="float">
            <text:p>16</text:p>
          </table:table-cell>
          <table:table-cell table:formula="of:=IF([.E122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3])-2)/10" office:value-type="float" office:value="12.1" calcext:value-type="float">
            <text:p>12.1</text:p>
          </table:table-cell>
          <table:table-cell table:formula="of:=[.$L$7]-([.$L$7]-[.$L$6])*EXP(-[.A123]/[.$L$8])" office:value-type="float" office:value="99.9999901512218" calcext:value-type="float">
            <text:p>99.9999901512218</text:p>
          </table:table-cell>
          <table:table-cell table:formula="of:=[.B123]-[.B122]" office:value-type="float" office:value="0.00000140473923693207" calcext:value-type="float">
            <text:p>1.40473923693207E-06</text:p>
          </table:table-cell>
          <table:table-cell table:formula="of:=[.D122]*[.$L$1]+(1-[.$L$1])*[.C123]" office:value-type="float" office:value="0.000177454404792984" calcext:value-type="float">
            <text:p>0.000177454404792984</text:p>
          </table:table-cell>
          <table:table-cell table:formula="of:=IF(ABS([.D123])&lt;[.$L$2];[.E122]+1;IF(AND(ABS([.D123])&lt;[.$L$4];[.E122]&gt;0);[.E122]+1;0))" office:value-type="float" office:value="17" calcext:value-type="float">
            <text:p>17</text:p>
          </table:table-cell>
          <table:table-cell table:formula="of:=IF([.E123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4])-2)/10" office:value-type="float" office:value="12.2" calcext:value-type="float">
            <text:p>12.2</text:p>
          </table:table-cell>
          <table:table-cell table:formula="of:=[.$L$7]-([.$L$7]-[.$L$6])*EXP(-[.A124]/[.$L$8])" office:value-type="float" office:value="99.9999913806121" calcext:value-type="float">
            <text:p>99.9999913806121</text:p>
          </table:table-cell>
          <table:table-cell table:formula="of:=[.B124]-[.B123]" office:value-type="float" office:value="0.00000122939029267855" calcext:value-type="float">
            <text:p>1.22939029267855E-06</text:p>
          </table:table-cell>
          <table:table-cell table:formula="of:=[.D123]*[.$L$1]+(1-[.$L$1])*[.C124]" office:value-type="float" office:value="0.000159831903342954" calcext:value-type="float">
            <text:p>0.000159831903342954</text:p>
          </table:table-cell>
          <table:table-cell table:formula="of:=IF(ABS([.D124])&lt;[.$L$2];[.E123]+1;IF(AND(ABS([.D124])&lt;[.$L$4];[.E123]&gt;0);[.E123]+1;0))" office:value-type="float" office:value="18" calcext:value-type="float">
            <text:p>18</text:p>
          </table:table-cell>
          <table:table-cell table:formula="of:=IF([.E124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5])-2)/10" office:value-type="float" office:value="12.3" calcext:value-type="float">
            <text:p>12.3</text:p>
          </table:table-cell>
          <table:table-cell table:formula="of:=[.$L$7]-([.$L$7]-[.$L$6])*EXP(-[.A125]/[.$L$8])" office:value-type="float" office:value="99.9999924565417" calcext:value-type="float">
            <text:p>99.9999924565417</text:p>
          </table:table-cell>
          <table:table-cell table:formula="of:=[.B125]-[.B124]" office:value-type="float" office:value="0.0000010759295889784" calcext:value-type="float">
            <text:p>1.0759295889784E-06</text:p>
          </table:table-cell>
          <table:table-cell table:formula="of:=[.D124]*[.$L$1]+(1-[.$L$1])*[.C125]" office:value-type="float" office:value="0.000143956305967556" calcext:value-type="float">
            <text:p>0.000143956305967556</text:p>
          </table:table-cell>
          <table:table-cell table:formula="of:=IF(ABS([.D125])&lt;[.$L$2];[.E124]+1;IF(AND(ABS([.D125])&lt;[.$L$4];[.E124]&gt;0);[.E124]+1;0))" office:value-type="float" office:value="19" calcext:value-type="float">
            <text:p>19</text:p>
          </table:table-cell>
          <table:table-cell table:formula="of:=IF([.E125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6])-2)/10" office:value-type="float" office:value="12.4" calcext:value-type="float">
            <text:p>12.4</text:p>
          </table:table-cell>
          <table:table-cell table:formula="of:=[.$L$7]-([.$L$7]-[.$L$6])*EXP(-[.A126]/[.$L$8])" office:value-type="float" office:value="99.9999933981665" calcext:value-type="float">
            <text:p>99.9999933981665</text:p>
          </table:table-cell>
          <table:table-cell table:formula="of:=[.B126]-[.B125]" office:value-type="float" office:value="0.000000941624875849811" calcext:value-type="float">
            <text:p>9.41624875849811E-07</text:p>
          </table:table-cell>
          <table:table-cell table:formula="of:=[.D125]*[.$L$1]+(1-[.$L$1])*[.C126]" office:value-type="float" office:value="0.000129654837858386" calcext:value-type="float">
            <text:p>0.000129654837858386</text:p>
          </table:table-cell>
          <table:table-cell table:formula="of:=IF(ABS([.D126])&lt;[.$L$2];[.E125]+1;IF(AND(ABS([.D126])&lt;[.$L$4];[.E125]&gt;0);[.E125]+1;0))" office:value-type="float" office:value="20" calcext:value-type="float">
            <text:p>20</text:p>
          </table:table-cell>
          <table:table-cell table:formula="of:=IF([.E126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7])-2)/10" office:value-type="float" office:value="12.5" calcext:value-type="float">
            <text:p>12.5</text:p>
          </table:table-cell>
          <table:table-cell table:formula="of:=[.$L$7]-([.$L$7]-[.$L$6])*EXP(-[.A127]/[.$L$8])" office:value-type="float" office:value="99.9999942222515" calcext:value-type="float">
            <text:p>99.9999942222515</text:p>
          </table:table-cell>
          <table:table-cell table:formula="of:=[.B127]-[.B126]" office:value-type="float" office:value="0.000000824084963824134" calcext:value-type="float">
            <text:p>8.24084963824134E-07</text:p>
          </table:table-cell>
          <table:table-cell table:formula="of:=[.D126]*[.$L$1]+(1-[.$L$1])*[.C127]" office:value-type="float" office:value="0.000116771762568929" calcext:value-type="float">
            <text:p>0.000116771762568929</text:p>
          </table:table-cell>
          <table:table-cell table:formula="of:=IF(ABS([.D127])&lt;[.$L$2];[.E126]+1;IF(AND(ABS([.D127])&lt;[.$L$4];[.E126]&gt;0);[.E126]+1;0))" office:value-type="float" office:value="21" calcext:value-type="float">
            <text:p>21</text:p>
          </table:table-cell>
          <table:table-cell table:formula="of:=IF([.E127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8])-2)/10" office:value-type="float" office:value="12.6" calcext:value-type="float">
            <text:p>12.6</text:p>
          </table:table-cell>
          <table:table-cell table:formula="of:=[.$L$7]-([.$L$7]-[.$L$6])*EXP(-[.A128]/[.$L$8])" office:value-type="float" office:value="99.9999949434687" calcext:value-type="float">
            <text:p>99.9999949434687</text:p>
          </table:table-cell>
          <table:table-cell table:formula="of:=[.B128]-[.B127]" office:value-type="float" office:value="0.000000721217162436005" calcext:value-type="float">
            <text:p>7.21217162436005E-07</text:p>
          </table:table-cell>
          <table:table-cell table:formula="of:=[.D127]*[.$L$1]+(1-[.$L$1])*[.C128]" office:value-type="float" office:value="0.00010516670802828" calcext:value-type="float">
            <text:p>0.00010516670802828</text:p>
          </table:table-cell>
          <table:table-cell table:formula="of:=IF(ABS([.D128])&lt;[.$L$2];[.E127]+1;IF(AND(ABS([.D128])&lt;[.$L$4];[.E127]&gt;0);[.E127]+1;0))" office:value-type="float" office:value="22" calcext:value-type="float">
            <text:p>22</text:p>
          </table:table-cell>
          <table:table-cell table:formula="of:=IF([.E128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29])-2)/10" office:value-type="float" office:value="12.7" calcext:value-type="float">
            <text:p>12.7</text:p>
          </table:table-cell>
          <table:table-cell table:formula="of:=[.$L$7]-([.$L$7]-[.$L$6])*EXP(-[.A129]/[.$L$8])" office:value-type="float" office:value="99.9999955746587" calcext:value-type="float">
            <text:p>99.9999955746587</text:p>
          </table:table-cell>
          <table:table-cell table:formula="of:=[.B129]-[.B128]" office:value-type="float" office:value="0.000000631190033573148" calcext:value-type="float">
            <text:p>6.31190033573148E-07</text:p>
          </table:table-cell>
          <table:table-cell table:formula="of:=[.D128]*[.$L$1]+(1-[.$L$1])*[.C129]" office:value-type="float" office:value="0.0000947131562288094" calcext:value-type="float">
            <text:p>9.47131562288094E-05</text:p>
          </table:table-cell>
          <table:table-cell table:formula="of:=IF(ABS([.D129])&lt;[.$L$2];[.E128]+1;IF(AND(ABS([.D129])&lt;[.$L$4];[.E128]&gt;0);[.E128]+1;0))" office:value-type="float" office:value="23" calcext:value-type="float">
            <text:p>23</text:p>
          </table:table-cell>
          <table:table-cell table:formula="of:=IF([.E129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30])-2)/10" office:value-type="float" office:value="12.8" calcext:value-type="float">
            <text:p>12.8</text:p>
          </table:table-cell>
          <table:table-cell table:formula="of:=[.$L$7]-([.$L$7]-[.$L$6])*EXP(-[.A130]/[.$L$8])" office:value-type="float" office:value="99.9999961270594" calcext:value-type="float">
            <text:p>99.9999961270594</text:p>
          </table:table-cell>
          <table:table-cell table:formula="of:=[.B130]-[.B129]" office:value-type="float" office:value="0.000000552400663877961" calcext:value-type="float">
            <text:p>5.52400663877961E-07</text:p>
          </table:table-cell>
          <table:table-cell table:formula="of:=[.D129]*[.$L$1]+(1-[.$L$1])*[.C130]" office:value-type="float" office:value="0.0000852970806723162" calcext:value-type="float">
            <text:p>8.52970806723162E-05</text:p>
          </table:table-cell>
          <table:table-cell table:formula="of:=IF(ABS([.D130])&lt;[.$L$2];[.E129]+1;IF(AND(ABS([.D130])&lt;[.$L$4];[.E129]&gt;0);[.E129]+1;0))" office:value-type="float" office:value="24" calcext:value-type="float">
            <text:p>24</text:p>
          </table:table-cell>
          <table:table-cell table:formula="of:=IF([.E130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31])-2)/10" office:value-type="float" office:value="12.9" calcext:value-type="float">
            <text:p>12.9</text:p>
          </table:table-cell>
          <table:table-cell table:formula="of:=[.$L$7]-([.$L$7]-[.$L$6])*EXP(-[.A131]/[.$L$8])" office:value-type="float" office:value="99.9999966105057" calcext:value-type="float">
            <text:p>99.9999966105057</text:p>
          </table:table-cell>
          <table:table-cell table:formula="of:=[.B131]-[.B130]" office:value-type="float" office:value="0.000000483446328303216" calcext:value-type="float">
            <text:p>4.83446328303216E-07</text:p>
          </table:table-cell>
          <table:table-cell table:formula="of:=[.D130]*[.$L$1]+(1-[.$L$1])*[.C131]" office:value-type="float" office:value="0.0000768157172379149" calcext:value-type="float">
            <text:p>7.68157172379149E-05</text:p>
          </table:table-cell>
          <table:table-cell table:formula="of:=IF(ABS([.D131])&lt;[.$L$2];[.E130]+1;IF(AND(ABS([.D131])&lt;[.$L$4];[.E130]&gt;0);[.E130]+1;0))" office:value-type="float" office:value="25" calcext:value-type="float">
            <text:p>25</text:p>
          </table:table-cell>
          <table:table-cell table:formula="of:=IF([.E131]&gt;=[.$L$3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(ROW([.A132])-2)/10" office:value-type="float" office:value="13" calcext:value-type="float">
            <text:p>13</text:p>
          </table:table-cell>
          <table:table-cell table:formula="of:=[.$L$7]-([.$L$7]-[.$L$6])*EXP(-[.A132]/[.$L$8])" office:value-type="float" office:value="99.999997033605" calcext:value-type="float">
            <text:p>99.999997033605</text:p>
          </table:table-cell>
          <table:table-cell table:formula="of:=[.B132]-[.B131]" office:value-type="float" office:value="0.000000423099322688358" calcext:value-type="float">
            <text:p>4.23099322688358E-07</text:p>
          </table:table-cell>
          <table:table-cell table:formula="of:=[.D131]*[.$L$1]+(1-[.$L$1])*[.C132]" office:value-type="float" office:value="0.0000691764554463923" calcext:value-type="float">
            <text:p>6.91764554463923E-05</text:p>
          </table:table-cell>
          <table:table-cell table:formula="of:=IF(ABS([.D132])&lt;[.$L$2];[.E131]+1;IF(AND(ABS([.D132])&lt;[.$L$4];[.E131]&gt;0);[.E131]+1;0))" office:value-type="float" office:value="26" calcext:value-type="float">
            <text:p>26</text:p>
          </table:table-cell>
          <table:table-cell table:formula="of:=IF([.E132]&gt;=[.$L$3];1;0)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Adwaita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18:48:43.947782533</meta:creation-date>
    <dc:date>2025-06-26T20:03:54.307879983</dc:date>
    <meta:editing-duration>PT31M57S</meta:editing-duration>
    <meta:editing-cycles>2</meta:editing-cycles>
    <meta:generator>LibreOffice/25.2.4.3$Linux_X86_64 LibreOffice_project/520$Build-3</meta:generator>
    <meta:document-statistic meta:table-count="1" meta:cell-count="802" meta:object-count="0"/>
  </office:meta>
</office:document-meta>
</file>